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bj_0526_node10_const10_feat32" table:style-name="ta1">
        <table:shapes>
          <draw:frame draw:z-index="0" draw:style-name="gr1" draw:text-style-name="P1" svg:width="453.51pt" svg:height="255.09pt" svg:x="1444.05pt" svg:y="230.2pt">
            <draw:object draw:notify-on-update-of-ranges="obj_0526_node10_const10_feat32.T2:obj_0526_node10_const10_feat32.T2 obj_0526_node10_const10_feat32.V2:obj_0526_node10_const10_feat32.AA2 obj_0526_node10_const10_feat32.V1:obj_0526_node10_const10_feat32.AA1 obj_0526_node10_const10_feat32.T3:obj_0526_node10_const10_feat32.T3 obj_0526_node10_const10_feat32.V3:obj_0526_node10_const10_feat32.AA3 obj_0526_node10_const10_feat32.V1:obj_0526_node10_const10_feat32.AA1 obj_0526_node10_const10_feat32.T4:obj_0526_node10_const10_feat32.T4 obj_0526_node10_const10_feat32.V4:obj_0526_node10_const10_feat32.AA4 obj_0526_node10_const10_feat32.V1:obj_0526_node10_const10_feat32.AA1 obj_0526_node10_const10_feat32.T5:obj_0526_node10_const10_feat32.T5 obj_0526_node10_const10_feat32.V5:obj_0526_node10_const10_feat32.AA5 obj_0526_node10_const10_feat32.V1:obj_0526_node10_const10_feat32.AA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38.58pt" svg:y="500.51pt">
            <draw:object draw:notify-on-update-of-ranges="obj_0526_node10_const10_feat32.V8:obj_0526_node10_const10_feat32.W8 obj_0526_node10_const10_feat32.Y8:obj_0526_node10_const10_feat32.Y8 obj_0526_node10_const10_feat32.AA8:obj_0526_node10_const10_feat32.AA8 obj_0526_node10_const10_feat32.V9:obj_0526_node10_const10_feat32.W9 obj_0526_node10_const10_feat32.Y9:obj_0526_node10_const10_feat32.Y9 obj_0526_node10_const10_feat32.AA9:obj_0526_node10_const10_feat32.AA9 obj_0526_node10_const10_feat32.V10:obj_0526_node10_const10_feat32.W10 obj_0526_node10_const10_feat32.Y10:obj_0526_node10_const10_feat32.Y10 obj_0526_node10_const10_feat32.AA10:obj_0526_node10_const10_feat32.AA10 obj_0526_node10_const10_feat32.V11:obj_0526_node10_const10_feat32.W11 obj_0526_node10_const10_feat32.Y11:obj_0526_node10_const10_feat32.Y11 obj_0526_node10_const10_feat32.AA11:obj_0526_node10_const10_feat32.AA11 obj_0526_node10_const10_feat32.V12:obj_0526_node10_const10_feat32.W12 obj_0526_node10_const10_feat32.Y12:obj_0526_node10_const10_feat32.Y12 obj_0526_node10_const10_feat32.AA12:obj_0526_node10_const10_feat32.AA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7" table:default-cell-style-name="Default"/>
        <table:table-row table:style-name="ro1">
          <table:table-cell table:number-columns-repeated="11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0.92278532058" calcext:value-type="float">
            <text:p>10.92278532058</text:p>
          </table:table-cell>
          <table:table-cell office:value-type="float" office:value="11.4937786690891" calcext:value-type="float">
            <text:p>11.4937786690891</text:p>
          </table:table-cell>
          <table:table-cell office:value-type="float" office:value="11.3893662565947" calcext:value-type="float">
            <text:p>11.3893662565947</text:p>
          </table:table-cell>
          <table:table-cell office:value-type="float" office:value="11.4861233235151" calcext:value-type="float">
            <text:p>11.4861233235151</text:p>
          </table:table-cell>
          <table:table-cell office:value-type="float" office:value="11.4222155347466" calcext:value-type="float">
            <text:p>11.4222155347466</text:p>
          </table:table-cell>
          <table:table-cell office:value-type="float" office:value="11.4283798615634" calcext:value-type="float">
            <text:p>11.4283798615634</text:p>
          </table:table-cell>
          <table:table-cell office:value-type="float" office:value="11.3604855485261" calcext:value-type="float">
            <text:p>11.3604855485261</text:p>
          </table:table-cell>
          <table:table-cell/>
          <table:table-cell table:formula="of:=AVERAGE([.D2:.D15])" office:value-type="float" office:value="10.9221946304398" calcext:value-type="float">
            <text:p>10.9221946304398</text:p>
          </table:table-cell>
          <table:table-cell table:formula="of:=AVERAGE([.E2:.E15])" office:value-type="float" office:value="12.4994392827898" calcext:value-type="float">
            <text:p>12.4994392827898</text:p>
          </table:table-cell>
          <table:table-cell table:formula="of:=AVERAGE([.F2:.F15])" office:value-type="float" office:value="12.291834717345" calcext:value-type="float">
            <text:p>12.291834717345</text:p>
          </table:table-cell>
          <table:table-cell table:formula="of:=AVERAGE([.G2:.G15])" office:value-type="float" office:value="12.2452023747084" calcext:value-type="float">
            <text:p>12.2452023747084</text:p>
          </table:table-cell>
          <table:table-cell table:formula="of:=AVERAGE([.H2:.H15])" office:value-type="float" office:value="12.23326858694" calcext:value-type="float">
            <text:p>12.23326858694</text:p>
          </table:table-cell>
          <table:table-cell table:formula="of:=AVERAGE([.I2:.I15])" office:value-type="float" office:value="12.2309532966412" calcext:value-type="float">
            <text:p>12.2309532966412</text:p>
          </table:table-cell>
          <table:table-cell table:formula="of:=AVERAGE([.J2:.J15])" office:value-type="float" office:value="12.2060476305389" calcext:value-type="float">
            <text:p>12.2060476305389</text:p>
          </table:table-cell>
          <table:table-cell/>
          <table:table-cell office:value-type="string" calcext:value-type="string">
            <text:p>robust ts</text:p>
          </table:table-cell>
          <table:table-cell table:formula="of:=[.L2]" office:value-type="float" office:value="10.9221946304398" calcext:value-type="float">
            <text:p>10.9221946304398</text:p>
          </table:table-cell>
          <table:table-cell table:formula="of:=[.M2]" office:value-type="float" office:value="12.4994392827898" calcext:value-type="float">
            <text:p>12.4994392827898</text:p>
          </table:table-cell>
          <table:table-cell table:formula="of:=[.N2]" office:value-type="float" office:value="12.291834717345" calcext:value-type="float">
            <text:p>12.291834717345</text:p>
          </table:table-cell>
          <table:table-cell table:formula="of:=[.O2]" office:value-type="float" office:value="12.2452023747084" calcext:value-type="float">
            <text:p>12.2452023747084</text:p>
          </table:table-cell>
          <table:table-cell table:formula="of:=[.P2]" office:value-type="float" office:value="12.23326858694" calcext:value-type="float">
            <text:p>12.23326858694</text:p>
          </table:table-cell>
          <table:table-cell table:formula="of:=[.Q2]" office:value-type="float" office:value="12.2309532966412" calcext:value-type="float">
            <text:p>12.2309532966412</text:p>
          </table:table-cell>
          <table:table-cell table:formula="of:=[.R2]" office:value-type="float" office:value="12.2060476305389" calcext:value-type="float">
            <text:p>12.2060476305389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84956097714603" calcext:value-type="float">
            <text:p>8.84956097714603</text:p>
          </table:table-cell>
          <table:table-cell office:value-type="float" office:value="9.83907594777644" calcext:value-type="float">
            <text:p>9.83907594777644</text:p>
          </table:table-cell>
          <table:table-cell office:value-type="float" office:value="9.69949483975768" calcext:value-type="float">
            <text:p>9.69949483975768</text:p>
          </table:table-cell>
          <table:table-cell office:value-type="float" office:value="9.7814577177912" calcext:value-type="float">
            <text:p>9.7814577177912</text:p>
          </table:table-cell>
          <table:table-cell office:value-type="float" office:value="9.66721313416958" calcext:value-type="float">
            <text:p>9.66721313416958</text:p>
          </table:table-cell>
          <table:table-cell office:value-type="float" office:value="9.72853930011392" calcext:value-type="float">
            <text:p>9.72853930011392</text:p>
          </table:table-cell>
          <table:table-cell office:value-type="float" office:value="9.61526539042592" calcext:value-type="float">
            <text:p>9.61526539042592</text:p>
          </table:table-cell>
          <table:table-cell table:number-columns-repeated="9"/>
          <table:table-cell office:value-type="string" calcext:value-type="string">
            <text:p>robust df</text:p>
          </table:table-cell>
          <table:table-cell table:formula="of:=[.L30]" office:value-type="float" office:value="10.922582893792" calcext:value-type="float">
            <text:p>10.922582893792</text:p>
          </table:table-cell>
          <table:table-cell table:formula="of:=[.M30]" office:value-type="float" office:value="12.4458948595662" calcext:value-type="float">
            <text:p>12.4458948595662</text:p>
          </table:table-cell>
          <table:table-cell table:formula="of:=[.N30]" office:value-type="float" office:value="12.3367697880843" calcext:value-type="float">
            <text:p>12.3367697880843</text:p>
          </table:table-cell>
          <table:table-cell table:formula="of:=[.O30]" office:value-type="float" office:value="12.3177922499978" calcext:value-type="float">
            <text:p>12.3177922499978</text:p>
          </table:table-cell>
          <table:table-cell table:formula="of:=[.P30]" office:value-type="float" office:value="12.210218387922" calcext:value-type="float">
            <text:p>12.210218387922</text:p>
          </table:table-cell>
          <table:table-cell table:formula="of:=[.Q30]" office:value-type="float" office:value="12.1803633837136" calcext:value-type="float">
            <text:p>12.1803633837136</text:p>
          </table:table-cell>
          <table:table-cell table:formula="of:=[.R30]" office:value-type="float" office:value="12.1333513966895" calcext:value-type="float">
            <text:p>12.1333513966895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5.6190254894644" calcext:value-type="float">
            <text:p>5.6190254894644</text:p>
          </table:table-cell>
          <table:table-cell office:value-type="float" office:value="7.54663109123707" calcext:value-type="float">
            <text:p>7.54663109123707</text:p>
          </table:table-cell>
          <table:table-cell office:value-type="float" office:value="7.30286214441061" calcext:value-type="float">
            <text:p>7.30286214441061</text:p>
          </table:table-cell>
          <table:table-cell office:value-type="float" office:value="7.33974838636816" calcext:value-type="float">
            <text:p>7.33974838636816</text:p>
          </table:table-cell>
          <table:table-cell office:value-type="float" office:value="7.29341237574816" calcext:value-type="float">
            <text:p>7.29341237574816</text:p>
          </table:table-cell>
          <table:table-cell office:value-type="float" office:value="7.2565355540067" calcext:value-type="float">
            <text:p>7.2565355540067</text:p>
          </table:table-cell>
          <table:table-cell office:value-type="float" office:value="7.33238246500492" calcext:value-type="float">
            <text:p>7.33238246500492</text:p>
          </table:table-cell>
          <table:table-cell table:number-columns-repeated="9"/>
          <table:table-cell office:value-type="string" calcext:value-type="string">
            <text:p>Non-robust ts</text:p>
          </table:table-cell>
          <table:table-cell table:formula="of:=[.L58]" office:value-type="float" office:value="11.4801006528948" calcext:value-type="float">
            <text:p>11.4801006528948</text:p>
          </table:table-cell>
          <table:table-cell table:formula="of:=[.M58]" office:value-type="float" office:value="12.3502546154122" calcext:value-type="float">
            <text:p>12.3502546154122</text:p>
          </table:table-cell>
          <table:table-cell table:formula="of:=[.N58]" office:value-type="float" office:value="12.3192679151946" calcext:value-type="float">
            <text:p>12.3192679151946</text:p>
          </table:table-cell>
          <table:table-cell table:formula="of:=[.O58]" office:value-type="float" office:value="12.3002871810858" calcext:value-type="float">
            <text:p>12.3002871810858</text:p>
          </table:table-cell>
          <table:table-cell table:formula="of:=[.P58]" office:value-type="float" office:value="12.2798307738613" calcext:value-type="float">
            <text:p>12.2798307738613</text:p>
          </table:table-cell>
          <table:table-cell table:formula="of:=[.Q58]" office:value-type="float" office:value="12.2446594572812" calcext:value-type="float">
            <text:p>12.2446594572812</text:p>
          </table:table-cell>
          <table:table-cell table:formula="of:=[.R58]" office:value-type="float" office:value="12.2385757596418" calcext:value-type="float">
            <text:p>12.2385757596418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9.45708153702319" calcext:value-type="float">
            <text:p>9.45708153702319</text:p>
          </table:table-cell>
          <table:table-cell office:value-type="float" office:value="10.6437421474606" calcext:value-type="float">
            <text:p>10.6437421474606</text:p>
          </table:table-cell>
          <table:table-cell office:value-type="float" office:value="10.3299053207785" calcext:value-type="float">
            <text:p>10.3299053207785</text:p>
          </table:table-cell>
          <table:table-cell office:value-type="float" office:value="10.3429260771722" calcext:value-type="float">
            <text:p>10.3429260771722</text:p>
          </table:table-cell>
          <table:table-cell office:value-type="float" office:value="10.3928338447213" calcext:value-type="float">
            <text:p>10.3928338447213</text:p>
          </table:table-cell>
          <table:table-cell office:value-type="float" office:value="10.3308960743248" calcext:value-type="float">
            <text:p>10.3308960743248</text:p>
          </table:table-cell>
          <table:table-cell office:value-type="float" office:value="10.2724335685372" calcext:value-type="float">
            <text:p>10.2724335685372</text:p>
          </table:table-cell>
          <table:table-cell table:number-columns-repeated="9"/>
          <table:table-cell office:value-type="string" calcext:value-type="string">
            <text:p>Non-robust df</text:p>
          </table:table-cell>
          <table:table-cell table:formula="of:=[.L86]" office:value-type="float" office:value="11.4800992945262" calcext:value-type="float">
            <text:p>11.4800992945262</text:p>
          </table:table-cell>
          <table:table-cell table:formula="of:=[.M86]" office:value-type="float" office:value="12.3527353979541" calcext:value-type="float">
            <text:p>12.3527353979541</text:p>
          </table:table-cell>
          <table:table-cell table:formula="of:=[.N86]" office:value-type="float" office:value="12.3119110220139" calcext:value-type="float">
            <text:p>12.3119110220139</text:p>
          </table:table-cell>
          <table:table-cell table:formula="of:=[.O86]" office:value-type="float" office:value="12.2435010425214" calcext:value-type="float">
            <text:p>12.2435010425214</text:p>
          </table:table-cell>
          <table:table-cell table:formula="of:=[.P86]" office:value-type="float" office:value="12.2400832707967" calcext:value-type="float">
            <text:p>12.2400832707967</text:p>
          </table:table-cell>
          <table:table-cell table:formula="of:=[.Q86]" office:value-type="float" office:value="12.2049251026394" calcext:value-type="float">
            <text:p>12.2049251026394</text:p>
          </table:table-cell>
          <table:table-cell table:formula="of:=[.R86]" office:value-type="float" office:value="12.212230440639" calcext:value-type="float">
            <text:p>12.212230440639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2.1393806182593" calcext:value-type="float">
            <text:p>12.1393806182593</text:p>
          </table:table-cell>
          <table:table-cell office:value-type="float" office:value="13.3555442914367" calcext:value-type="float">
            <text:p>13.3555442914367</text:p>
          </table:table-cell>
          <table:table-cell office:value-type="float" office:value="13.1774380391836" calcext:value-type="float">
            <text:p>13.1774380391836</text:p>
          </table:table-cell>
          <table:table-cell office:value-type="float" office:value="13.1588540546596" calcext:value-type="float">
            <text:p>13.1588540546596</text:p>
          </table:table-cell>
          <table:table-cell office:value-type="float" office:value="13.1279373254627" calcext:value-type="float">
            <text:p>13.1279373254627</text:p>
          </table:table-cell>
          <table:table-cell office:value-type="float" office:value="13.1679778493196" calcext:value-type="float">
            <text:p>13.1679778493196</text:p>
          </table:table-cell>
          <table:table-cell office:value-type="float" office:value="13.0968638345599" calcext:value-type="float">
            <text:p>13.09686383455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7.15705330900848" calcext:value-type="float">
            <text:p>7.15705330900848</text:p>
          </table:table-cell>
          <table:table-cell office:value-type="float" office:value="8.47773397780955" calcext:value-type="float">
            <text:p>8.47773397780955</text:p>
          </table:table-cell>
          <table:table-cell office:value-type="float" office:value="8.35929577097297" calcext:value-type="float">
            <text:p>8.35929577097297</text:p>
          </table:table-cell>
          <table:table-cell office:value-type="float" office:value="8.34057672157884" calcext:value-type="float">
            <text:p>8.34057672157884</text:p>
          </table:table-cell>
          <table:table-cell office:value-type="float" office:value="8.37537554822862" calcext:value-type="float">
            <text:p>8.37537554822862</text:p>
          </table:table-cell>
          <table:table-cell office:value-type="float" office:value="8.37874005414546" calcext:value-type="float">
            <text:p>8.37874005414546</text:p>
          </table:table-cell>
          <table:table-cell office:value-type="float" office:value="8.35778577841818" calcext:value-type="float">
            <text:p>8.357785778418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6.2967974374443" calcext:value-type="float">
            <text:p>16.2967974374443</text:p>
          </table:table-cell>
          <table:table-cell office:value-type="float" office:value="18.1720014023781" calcext:value-type="float">
            <text:p>18.1720014023781</text:p>
          </table:table-cell>
          <table:table-cell office:value-type="float" office:value="17.6830380742997" calcext:value-type="float">
            <text:p>17.6830380742997</text:p>
          </table:table-cell>
          <table:table-cell office:value-type="float" office:value="17.6663280012459" calcext:value-type="float">
            <text:p>17.6663280012459</text:p>
          </table:table-cell>
          <table:table-cell office:value-type="float" office:value="17.63120051682" calcext:value-type="float">
            <text:p>17.63120051682</text:p>
          </table:table-cell>
          <table:table-cell office:value-type="float" office:value="17.623078103289" calcext:value-type="float">
            <text:p>17.623078103289</text:p>
          </table:table-cell>
          <table:table-cell office:value-type="float" office:value="17.6135942310095" calcext:value-type="float">
            <text:p>17.6135942310095</text:p>
          </table:table-cell>
          <table:table-cell table:number-columns-repeated="9"/>
          <table:table-cell office:value-type="string" calcext:value-type="string">
            <text:p>testin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3.0106138620526" calcext:value-type="float">
            <text:p>13.0106138620526</text:p>
          </table:table-cell>
          <table:table-cell office:value-type="float" office:value="14.0532458895445" calcext:value-type="float">
            <text:p>14.0532458895445</text:p>
          </table:table-cell>
          <table:table-cell office:value-type="float" office:value="13.9946853238344" calcext:value-type="float">
            <text:p>13.9946853238344</text:p>
          </table:table-cell>
          <table:table-cell office:value-type="float" office:value="13.9696791321039" calcext:value-type="float">
            <text:p>13.9696791321039</text:p>
          </table:table-cell>
          <table:table-cell office:value-type="float" office:value="13.976705147475" calcext:value-type="float">
            <text:p>13.976705147475</text:p>
          </table:table-cell>
          <table:table-cell office:value-type="float" office:value="13.926574927792" calcext:value-type="float">
            <text:p>13.926574927792</text:p>
          </table:table-cell>
          <table:table-cell office:value-type="float" office:value="13.9838908296824" calcext:value-type="float">
            <text:p>13.9838908296824</text:p>
          </table:table-cell>
          <table:table-cell table:number-columns-repeated="9"/>
          <table:table-cell office:value-type="string" calcext:value-type="string">
            <text:p>robust ts</text:p>
          </table:table-cell>
          <table:table-cell table:formula="of:=[.L16]" office:value-type="float" office:value="11.091137409785" calcext:value-type="float">
            <text:p>11.091137409785</text:p>
          </table:table-cell>
          <table:table-cell table:formula="of:=[.M16]" office:value-type="float" office:value="12.7693571354875" calcext:value-type="float">
            <text:p>12.7693571354875</text:p>
          </table:table-cell>
          <table:table-cell table:formula="of:=[.N16]" office:value-type="float" office:value="12.5409926314226" calcext:value-type="float">
            <text:p>12.5409926314226</text:p>
          </table:table-cell>
          <table:table-cell table:formula="of:=[.O16]" office:value-type="float" office:value="12.541242347977" calcext:value-type="float">
            <text:p>12.541242347977</text:p>
          </table:table-cell>
          <table:table-cell table:formula="of:=[.P16]" office:value-type="float" office:value="12.5233635027707" calcext:value-type="float">
            <text:p>12.5233635027707</text:p>
          </table:table-cell>
          <table:table-cell table:formula="of:=[.Q16]" office:value-type="float" office:value="12.4827097054039" calcext:value-type="float">
            <text:p>12.4827097054039</text:p>
          </table:table-cell>
          <table:table-cell table:formula="of:=[.R16]" office:value-type="float" office:value="12.4476714683218" calcext:value-type="float">
            <text:p>12.4476714683218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0.968566268459" calcext:value-type="float">
            <text:p>10.968566268459</text:p>
          </table:table-cell>
          <table:table-cell office:value-type="float" office:value="13.186039576605" calcext:value-type="float">
            <text:p>13.186039576605</text:p>
          </table:table-cell>
          <table:table-cell office:value-type="float" office:value="13.1342011809349" calcext:value-type="float">
            <text:p>13.1342011809349</text:p>
          </table:table-cell>
          <table:table-cell office:value-type="float" office:value="13.0581839949638" calcext:value-type="float">
            <text:p>13.0581839949638</text:p>
          </table:table-cell>
          <table:table-cell office:value-type="float" office:value="13.0813729471713" calcext:value-type="float">
            <text:p>13.0813729471713</text:p>
          </table:table-cell>
          <table:table-cell office:value-type="float" office:value="12.9380573279411" calcext:value-type="float">
            <text:p>12.9380573279411</text:p>
          </table:table-cell>
          <table:table-cell office:value-type="float" office:value="13.0233581171185" calcext:value-type="float">
            <text:p>13.0233581171185</text:p>
          </table:table-cell>
          <table:table-cell table:number-columns-repeated="9"/>
          <table:table-cell office:value-type="string" calcext:value-type="string">
            <text:p>robust df</text:p>
          </table:table-cell>
          <table:table-cell table:formula="of:=[.L44]" office:value-type="float" office:value="11.0976457429571" calcext:value-type="float">
            <text:p>11.0976457429571</text:p>
          </table:table-cell>
          <table:table-cell table:formula="of:=[.M44]" office:value-type="float" office:value="12.7875229829124" calcext:value-type="float">
            <text:p>12.7875229829124</text:p>
          </table:table-cell>
          <table:table-cell table:formula="of:=[.N44]" office:value-type="float" office:value="12.615272997192" calcext:value-type="float">
            <text:p>12.615272997192</text:p>
          </table:table-cell>
          <table:table-cell table:formula="of:=[.O44]" office:value-type="float" office:value="12.5837620918027" calcext:value-type="float">
            <text:p>12.5837620918027</text:p>
          </table:table-cell>
          <table:table-cell table:formula="of:=[.P44]" office:value-type="float" office:value="12.6045095700026" calcext:value-type="float">
            <text:p>12.6045095700026</text:p>
          </table:table-cell>
          <table:table-cell table:formula="of:=[.Q44]" office:value-type="float" office:value="12.4990168582754" calcext:value-type="float">
            <text:p>12.4990168582754</text:p>
          </table:table-cell>
          <table:table-cell table:formula="of:=[.R44]" office:value-type="float" office:value="12.3423260343713" calcext:value-type="float">
            <text:p>12.3423260343713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0.2065928587317" calcext:value-type="float">
            <text:p>10.2065928587317</text:p>
          </table:table-cell>
          <table:table-cell office:value-type="float" office:value="11.516475777179" calcext:value-type="float">
            <text:p>11.516475777179</text:p>
          </table:table-cell>
          <table:table-cell office:value-type="float" office:value="11.2413169260323" calcext:value-type="float">
            <text:p>11.2413169260323</text:p>
          </table:table-cell>
          <table:table-cell office:value-type="float" office:value="11.1629003768414" calcext:value-type="float">
            <text:p>11.1629003768414</text:p>
          </table:table-cell>
          <table:table-cell office:value-type="float" office:value="11.1451706463099" calcext:value-type="float">
            <text:p>11.1451706463099</text:p>
          </table:table-cell>
          <table:table-cell office:value-type="float" office:value="11.1873903041333" calcext:value-type="float">
            <text:p>11.1873903041333</text:p>
          </table:table-cell>
          <table:table-cell office:value-type="float" office:value="11.1206931338459" calcext:value-type="float">
            <text:p>11.1206931338459</text:p>
          </table:table-cell>
          <table:table-cell table:number-columns-repeated="9"/>
          <table:table-cell office:value-type="string" calcext:value-type="string">
            <text:p>Non-robust ts</text:p>
          </table:table-cell>
          <table:table-cell table:formula="of:=[.L72]" office:value-type="float" office:value="11.6747657981515" calcext:value-type="float">
            <text:p>11.6747657981515</text:p>
          </table:table-cell>
          <table:table-cell table:formula="of:=[.M72]" office:value-type="float" office:value="12.6108317777514" calcext:value-type="float">
            <text:p>12.6108317777514</text:p>
          </table:table-cell>
          <table:table-cell table:formula="of:=[.N72]" office:value-type="float" office:value="12.5404380577803" calcext:value-type="float">
            <text:p>12.5404380577803</text:p>
          </table:table-cell>
          <table:table-cell table:formula="of:=[.O72]" office:value-type="float" office:value="12.5165987883508" calcext:value-type="float">
            <text:p>12.5165987883508</text:p>
          </table:table-cell>
          <table:table-cell table:formula="of:=[.P72]" office:value-type="float" office:value="12.4852943521525" calcext:value-type="float">
            <text:p>12.4852943521525</text:p>
          </table:table-cell>
          <table:table-cell table:formula="of:=[.Q72]" office:value-type="float" office:value="12.477456172279" calcext:value-type="float">
            <text:p>12.477456172279</text:p>
          </table:table-cell>
          <table:table-cell table:formula="of:=[.R72]" office:value-type="float" office:value="12.4684673181602" calcext:value-type="float">
            <text:p>12.4684673181602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82845986999571" calcext:value-type="float">
            <text:p>8.82845986999571</text:p>
          </table:table-cell>
          <table:table-cell office:value-type="float" office:value="11.4875213053823" calcext:value-type="float">
            <text:p>11.4875213053823</text:p>
          </table:table-cell>
          <table:table-cell office:value-type="float" office:value="11.4418934888393" calcext:value-type="float">
            <text:p>11.4418934888393</text:p>
          </table:table-cell>
          <table:table-cell office:value-type="float" office:value="11.1815267072618" calcext:value-type="float">
            <text:p>11.1815267072618</text:p>
          </table:table-cell>
          <table:table-cell office:value-type="float" office:value="11.2823882839084" calcext:value-type="float">
            <text:p>11.2823882839084</text:p>
          </table:table-cell>
          <table:table-cell office:value-type="float" office:value="11.2356855798513" calcext:value-type="float">
            <text:p>11.2356855798513</text:p>
          </table:table-cell>
          <table:table-cell office:value-type="float" office:value="11.2343031267077" calcext:value-type="float">
            <text:p>11.2343031267077</text:p>
          </table:table-cell>
          <table:table-cell table:number-columns-repeated="9"/>
          <table:table-cell office:value-type="string" calcext:value-type="string">
            <text:p>Non-robust df</text:p>
          </table:table-cell>
          <table:table-cell table:formula="of:=[.L72]" office:value-type="float" office:value="11.6747657981515" calcext:value-type="float">
            <text:p>11.6747657981515</text:p>
          </table:table-cell>
          <table:table-cell table:formula="of:=[.M72]" office:value-type="float" office:value="12.6108317777514" calcext:value-type="float">
            <text:p>12.6108317777514</text:p>
          </table:table-cell>
          <table:table-cell table:formula="of:=[.N72]" office:value-type="float" office:value="12.5404380577803" calcext:value-type="float">
            <text:p>12.5404380577803</text:p>
          </table:table-cell>
          <table:table-cell table:formula="of:=[.O72]" office:value-type="float" office:value="12.5165987883508" calcext:value-type="float">
            <text:p>12.5165987883508</text:p>
          </table:table-cell>
          <table:table-cell table:formula="of:=[.P72]" office:value-type="float" office:value="12.4852943521525" calcext:value-type="float">
            <text:p>12.4852943521525</text:p>
          </table:table-cell>
          <table:table-cell table:formula="of:=[.Q72]" office:value-type="float" office:value="12.477456172279" calcext:value-type="float">
            <text:p>12.477456172279</text:p>
          </table:table-cell>
          <table:table-cell table:formula="of:=[.R72]" office:value-type="float" office:value="12.4684673181602" calcext:value-type="float">
            <text:p>12.4684673181602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2.880722726509" calcext:value-type="float">
            <text:p>12.880722726509</text:p>
          </table:table-cell>
          <table:table-cell office:value-type="float" office:value="15.4246711269021" calcext:value-type="float">
            <text:p>15.4246711269021</text:p>
          </table:table-cell>
          <table:table-cell office:value-type="float" office:value="15.3730655443668" calcext:value-type="float">
            <text:p>15.3730655443668</text:p>
          </table:table-cell>
          <table:table-cell office:value-type="float" office:value="15.3879448201507" calcext:value-type="float">
            <text:p>15.3879448201507</text:p>
          </table:table-cell>
          <table:table-cell office:value-type="float" office:value="15.2009159983695" calcext:value-type="float">
            <text:p>15.2009159983695</text:p>
          </table:table-cell>
          <table:table-cell office:value-type="float" office:value="15.2987997093797" calcext:value-type="float">
            <text:p>15.2987997093797</text:p>
          </table:table-cell>
          <table:table-cell office:value-type="float" office:value="15.2283259674162" calcext:value-type="float">
            <text:p>15.22832596741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2.2838274342567" calcext:value-type="float">
            <text:p>12.2838274342567</text:p>
          </table:table-cell>
          <table:table-cell office:value-type="float" office:value="13.3390267053246" calcext:value-type="float">
            <text:p>13.3390267053246</text:p>
          </table:table-cell>
          <table:table-cell office:value-type="float" office:value="13.0175296913832" calcext:value-type="float">
            <text:p>13.0175296913832</text:p>
          </table:table-cell>
          <table:table-cell office:value-type="float" office:value="12.743559043929" calcext:value-type="float">
            <text:p>12.743559043929</text:p>
          </table:table-cell>
          <table:table-cell office:value-type="float" office:value="12.9050701988488" calcext:value-type="float">
            <text:p>12.9050701988488</text:p>
          </table:table-cell>
          <table:table-cell office:value-type="float" office:value="12.8774517395347" calcext:value-type="float">
            <text:p>12.8774517395347</text:p>
          </table:table-cell>
          <table:table-cell office:value-type="float" office:value="12.8611648382992" calcext:value-type="float">
            <text:p>12.86116483829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4.2902571172267" calcext:value-type="float">
            <text:p>14.2902571172267</text:p>
          </table:table-cell>
          <table:table-cell office:value-type="float" office:value="16.4566620509326" calcext:value-type="float">
            <text:p>16.4566620509326</text:p>
          </table:table-cell>
          <table:table-cell office:value-type="float" office:value="15.9415934414417" calcext:value-type="float">
            <text:p>15.9415934414417</text:p>
          </table:table-cell>
          <table:table-cell office:value-type="float" office:value="15.8130248883367" calcext:value-type="float">
            <text:p>15.8130248883367</text:p>
          </table:table-cell>
          <table:table-cell office:value-type="float" office:value="15.7639487151802" calcext:value-type="float">
            <text:p>15.7639487151802</text:p>
          </table:table-cell>
          <table:table-cell office:value-type="float" office:value="15.8552397675812" calcext:value-type="float">
            <text:p>15.8552397675812</text:p>
          </table:table-cell>
          <table:table-cell office:value-type="float" office:value="15.7841199979931" calcext:value-type="float">
            <text:p>15.78411999799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1.5416880503297" calcext:value-type="float">
            <text:p>11.5416880503297</text:p>
          </table:table-cell>
          <table:table-cell office:value-type="float" office:value="12.3938189318776" calcext:value-type="float">
            <text:p>12.3938189318776</text:p>
          </table:table-cell>
          <table:table-cell office:value-type="float" office:value="12.1133872532845" calcext:value-type="float">
            <text:p>12.1133872532845</text:p>
          </table:table-cell>
          <table:table-cell office:value-type="float" office:value="12.1139180642366" calcext:value-type="float">
            <text:p>12.1139180642366</text:p>
          </table:table-cell>
          <table:table-cell office:value-type="float" office:value="12.1114556246996" calcext:value-type="float">
            <text:p>12.1114556246996</text:p>
          </table:table-cell>
          <table:table-cell office:value-type="float" office:value="12.0937507486343" calcext:value-type="float">
            <text:p>12.0937507486343</text:p>
          </table:table-cell>
          <table:table-cell office:value-type="float" office:value="12.0052480646968" calcext:value-type="float">
            <text:p>12.0052480646968</text:p>
          </table:table-cell>
          <table:table-cell/>
          <table:table-cell table:formula="of:=AVERAGE([.D16:.D29])" office:value-type="float" office:value="11.091137409785" calcext:value-type="float">
            <text:p>11.091137409785</text:p>
          </table:table-cell>
          <table:table-cell table:formula="of:=AVERAGE([.E16:.E29])" office:value-type="float" office:value="12.7693571354875" calcext:value-type="float">
            <text:p>12.7693571354875</text:p>
          </table:table-cell>
          <table:table-cell table:formula="of:=AVERAGE([.F16:.F29])" office:value-type="float" office:value="12.5409926314226" calcext:value-type="float">
            <text:p>12.5409926314226</text:p>
          </table:table-cell>
          <table:table-cell table:formula="of:=AVERAGE([.G16:.G29])" office:value-type="float" office:value="12.541242347977" calcext:value-type="float">
            <text:p>12.541242347977</text:p>
          </table:table-cell>
          <table:table-cell table:formula="of:=AVERAGE([.H16:.H29])" office:value-type="float" office:value="12.5233635027707" calcext:value-type="float">
            <text:p>12.5233635027707</text:p>
          </table:table-cell>
          <table:table-cell table:formula="of:=AVERAGE([.I16:.I29])" office:value-type="float" office:value="12.4827097054039" calcext:value-type="float">
            <text:p>12.4827097054039</text:p>
          </table:table-cell>
          <table:table-cell table:formula="of:=AVERAGE([.J16:.J29])" office:value-type="float" office:value="12.4476714683218" calcext:value-type="float">
            <text:p>12.4476714683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27467309445143" calcext:value-type="float">
            <text:p>8.27467309445143</text:p>
          </table:table-cell>
          <table:table-cell office:value-type="float" office:value="9.67240824490786" calcext:value-type="float">
            <text:p>9.67240824490786</text:p>
          </table:table-cell>
          <table:table-cell office:value-type="float" office:value="9.3807263430953" calcext:value-type="float">
            <text:p>9.3807263430953</text:p>
          </table:table-cell>
          <table:table-cell office:value-type="float" office:value="9.3182823830843" calcext:value-type="float">
            <text:p>9.3182823830843</text:p>
          </table:table-cell>
          <table:table-cell office:value-type="float" office:value="9.19434115171432" calcext:value-type="float">
            <text:p>9.19434115171432</text:p>
          </table:table-cell>
          <table:table-cell office:value-type="float" office:value="9.42083395540714" calcext:value-type="float">
            <text:p>9.42083395540714</text:p>
          </table:table-cell>
          <table:table-cell office:value-type="float" office:value="9.34010239094496" calcext:value-type="float">
            <text:p>9.340102390944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6.40952217280865" calcext:value-type="float">
            <text:p>6.40952217280865</text:p>
          </table:table-cell>
          <table:table-cell office:value-type="float" office:value="7.47565733462572" calcext:value-type="float">
            <text:p>7.47565733462572</text:p>
          </table:table-cell>
          <table:table-cell office:value-type="float" office:value="7.55382270663977" calcext:value-type="float">
            <text:p>7.55382270663977</text:p>
          </table:table-cell>
          <table:table-cell office:value-type="float" office:value="7.59002227038145" calcext:value-type="float">
            <text:p>7.59002227038145</text:p>
          </table:table-cell>
          <table:table-cell office:value-type="float" office:value="7.5886550834775" calcext:value-type="float">
            <text:p>7.5886550834775</text:p>
          </table:table-cell>
          <table:table-cell office:value-type="float" office:value="7.45564814716578" calcext:value-type="float">
            <text:p>7.45564814716578</text:p>
          </table:table-cell>
          <table:table-cell office:value-type="float" office:value="7.45386912018061" calcext:value-type="float">
            <text:p>7.453869120180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9.96537334263325" calcext:value-type="float">
            <text:p>9.96537334263325</text:p>
          </table:table-cell>
          <table:table-cell office:value-type="float" office:value="11.2131534510851" calcext:value-type="float">
            <text:p>11.2131534510851</text:p>
          </table:table-cell>
          <table:table-cell office:value-type="float" office:value="11.0216847762465" calcext:value-type="float">
            <text:p>11.0216847762465</text:p>
          </table:table-cell>
          <table:table-cell office:value-type="float" office:value="10.999343829155" calcext:value-type="float">
            <text:p>10.999343829155</text:p>
          </table:table-cell>
          <table:table-cell office:value-type="float" office:value="11.1214726370573" calcext:value-type="float">
            <text:p>11.1214726370573</text:p>
          </table:table-cell>
          <table:table-cell office:value-type="float" office:value="10.8912012585998" calcext:value-type="float">
            <text:p>10.8912012585998</text:p>
          </table:table-cell>
          <table:table-cell office:value-type="float" office:value="10.6374399325252" calcext:value-type="float">
            <text:p>10.63743993252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1.8685285809636" calcext:value-type="float">
            <text:p>11.8685285809636</text:p>
          </table:table-cell>
          <table:table-cell office:value-type="float" office:value="13.0980376973748" calcext:value-type="float">
            <text:p>13.0980376973748</text:p>
          </table:table-cell>
          <table:table-cell office:value-type="float" office:value="13.0485102388263" calcext:value-type="float">
            <text:p>13.0485102388263</text:p>
          </table:table-cell>
          <table:table-cell office:value-type="float" office:value="13.0391413164139" calcext:value-type="float">
            <text:p>13.0391413164139</text:p>
          </table:table-cell>
          <table:table-cell office:value-type="float" office:value="13.1071775326133" calcext:value-type="float">
            <text:p>13.1071775326133</text:p>
          </table:table-cell>
          <table:table-cell office:value-type="float" office:value="13.0487971836329" calcext:value-type="float">
            <text:p>13.0487971836329</text:p>
          </table:table-cell>
          <table:table-cell office:value-type="float" office:value="12.9887477022409" calcext:value-type="float">
            <text:p>12.98874770224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6.76839420348406" calcext:value-type="float">
            <text:p>6.76839420348406</text:p>
          </table:table-cell>
          <table:table-cell office:value-type="float" office:value="8.28357599884272" calcext:value-type="float">
            <text:p>8.28357599884272</text:p>
          </table:table-cell>
          <table:table-cell office:value-type="float" office:value="8.24941072434187" calcext:value-type="float">
            <text:p>8.24941072434187</text:p>
          </table:table-cell>
          <table:table-cell office:value-type="float" office:value="8.20786219358444" calcext:value-type="float">
            <text:p>8.20786219358444</text:p>
          </table:table-cell>
          <table:table-cell office:value-type="float" office:value="8.16998906433582" calcext:value-type="float">
            <text:p>8.16998906433582</text:p>
          </table:table-cell>
          <table:table-cell office:value-type="float" office:value="8.10111429750919" calcext:value-type="float">
            <text:p>8.10111429750919</text:p>
          </table:table-cell>
          <table:table-cell office:value-type="float" office:value="8.16061616003513" calcext:value-type="float">
            <text:p>8.160616160035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7.1867288604379" calcext:value-type="float">
            <text:p>17.1867288604379</text:p>
          </table:table-cell>
          <table:table-cell office:value-type="float" office:value="19.0561489361525" calcext:value-type="float">
            <text:p>19.0561489361525</text:p>
          </table:table-cell>
          <table:table-cell office:value-type="float" office:value="18.7310983151197" calcext:value-type="float">
            <text:p>18.7310983151197</text:p>
          </table:table-cell>
          <table:table-cell office:value-type="float" office:value="18.7352962476015" calcext:value-type="float">
            <text:p>18.7352962476015</text:p>
          </table:table-cell>
          <table:table-cell office:value-type="float" office:value="18.6256563466787" calcext:value-type="float">
            <text:p>18.6256563466787</text:p>
          </table:table-cell>
          <table:table-cell office:value-type="float" office:value="18.6973625987768" calcext:value-type="float">
            <text:p>18.6973625987768</text:p>
          </table:table-cell>
          <table:table-cell office:value-type="float" office:value="18.7858862376213" calcext:value-type="float">
            <text:p>18.7858862376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2.7220537042618" calcext:value-type="float">
            <text:p>12.7220537042618</text:p>
          </table:table-cell>
          <table:table-cell office:value-type="float" office:value="14.0284979426861" calcext:value-type="float">
            <text:p>14.0284979426861</text:p>
          </table:table-cell>
          <table:table-cell office:value-type="float" office:value="14.0792057061195" calcext:value-type="float">
            <text:p>14.0792057061195</text:p>
          </table:table-cell>
          <table:table-cell office:value-type="float" office:value="14.0233494484425" calcext:value-type="float">
            <text:p>14.0233494484425</text:p>
          </table:table-cell>
          <table:table-cell office:value-type="float" office:value="14.0633976531029" calcext:value-type="float">
            <text:p>14.0633976531029</text:p>
          </table:table-cell>
          <table:table-cell office:value-type="float" office:value="14.0683473876119" calcext:value-type="float">
            <text:p>14.0683473876119</text:p>
          </table:table-cell>
          <table:table-cell office:value-type="float" office:value="13.98420720011" calcext:value-type="float">
            <text:p>13.98420720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1.7913996917009" calcext:value-type="float">
            <text:p>11.7913996917009</text:p>
          </table:table-cell>
          <table:table-cell office:value-type="float" office:value="14.007607254386" calcext:value-type="float">
            <text:p>14.007607254386</text:p>
          </table:table-cell>
          <table:table-cell office:value-type="float" office:value="13.8164841529727" calcext:value-type="float">
            <text:p>13.8164841529727</text:p>
          </table:table-cell>
          <table:table-cell office:value-type="float" office:value="14.0598819839954" calcext:value-type="float">
            <text:p>14.0598819839954</text:p>
          </table:table-cell>
          <table:table-cell office:value-type="float" office:value="13.8000586357713" calcext:value-type="float">
            <text:p>13.8000586357713</text:p>
          </table:table-cell>
          <table:table-cell office:value-type="float" office:value="14.0590956071019" calcext:value-type="float">
            <text:p>14.0590956071019</text:p>
          </table:table-cell>
          <table:table-cell office:value-type="float" office:value="13.7484861758351" calcext:value-type="float">
            <text:p>13.7484861758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0.2018469160795" calcext:value-type="float">
            <text:p>10.2018469160795</text:p>
          </table:table-cell>
          <table:table-cell office:value-type="float" office:value="11.5502249482274" calcext:value-type="float">
            <text:p>11.5502249482274</text:p>
          </table:table-cell>
          <table:table-cell office:value-type="float" office:value="11.2279186695814" calcext:value-type="float">
            <text:p>11.2279186695814</text:p>
          </table:table-cell>
          <table:table-cell office:value-type="float" office:value="11.2102096310258" calcext:value-type="float">
            <text:p>11.2102096310258</text:p>
          </table:table-cell>
          <table:table-cell office:value-type="float" office:value="11.1391881811619" calcext:value-type="float">
            <text:p>11.1391881811619</text:p>
          </table:table-cell>
          <table:table-cell office:value-type="float" office:value="11.1904225814343" calcext:value-type="float">
            <text:p>11.1904225814343</text:p>
          </table:table-cell>
          <table:table-cell office:value-type="float" office:value="11.3689250737429" calcext:value-type="float">
            <text:p>11.36892507374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1396684935689" calcext:value-type="float">
            <text:p>8.1396684935689</text:p>
          </table:table-cell>
          <table:table-cell office:value-type="float" office:value="11.0900075763464" calcext:value-type="float">
            <text:p>11.0900075763464</text:p>
          </table:table-cell>
          <table:table-cell office:value-type="float" office:value="10.7786200320721" calcext:value-type="float">
            <text:p>10.7786200320721</text:p>
          </table:table-cell>
          <table:table-cell office:value-type="float" office:value="10.8448982861638" calcext:value-type="float">
            <text:p>10.8448982861638</text:p>
          </table:table-cell>
          <table:table-cell office:value-type="float" office:value="10.7197154766321" calcext:value-type="float">
            <text:p>10.7197154766321</text:p>
          </table:table-cell>
          <table:table-cell office:value-type="float" office:value="10.6499204275012" calcext:value-type="float">
            <text:p>10.6499204275012</text:p>
          </table:table-cell>
          <table:table-cell office:value-type="float" office:value="10.7837118136883" calcext:value-type="float">
            <text:p>10.78371181368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3.5518054014444" calcext:value-type="float">
            <text:p>13.5518054014444</text:p>
          </table:table-cell>
          <table:table-cell office:value-type="float" office:value="15.8142868930101" calcext:value-type="float">
            <text:p>15.8142868930101</text:p>
          </table:table-cell>
          <table:table-cell office:value-type="float" office:value="15.8013206759095" calcext:value-type="float">
            <text:p>15.8013206759095</text:p>
          </table:table-cell>
          <table:table-cell office:value-type="float" office:value="15.7226171344519" calcext:value-type="float">
            <text:p>15.7226171344519</text:p>
          </table:table-cell>
          <table:table-cell office:value-type="float" office:value="15.8223343545198" calcext:value-type="float">
            <text:p>15.8223343545198</text:p>
          </table:table-cell>
          <table:table-cell office:value-type="float" office:value="15.5480843803287" calcext:value-type="float">
            <text:p>15.5480843803287</text:p>
          </table:table-cell>
          <table:table-cell office:value-type="float" office:value="15.5542084804177" calcext:value-type="float">
            <text:p>15.55420848041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2.3882135728002" calcext:value-type="float">
            <text:p>12.3882135728002</text:p>
          </table:table-cell>
          <table:table-cell office:value-type="float" office:value="14.1303898921609" calcext:value-type="float">
            <text:p>14.1303898921609</text:p>
          </table:table-cell>
          <table:table-cell office:value-type="float" office:value="13.5769963860512" calcext:value-type="float">
            <text:p>13.5769963860512</text:p>
          </table:table-cell>
          <table:table-cell office:value-type="float" office:value="13.4955636003613" calcext:value-type="float">
            <text:p>13.4955636003613</text:p>
          </table:table-cell>
          <table:table-cell office:value-type="float" office:value="13.6992562717199" calcext:value-type="float">
            <text:p>13.6992562717199</text:p>
          </table:table-cell>
          <table:table-cell office:value-type="float" office:value="13.5464103373885" calcext:value-type="float">
            <text:p>13.5464103373885</text:p>
          </table:table-cell>
          <table:table-cell office:value-type="float" office:value="13.3100267297029" calcext:value-type="float">
            <text:p>13.31002672970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4.4660276520252" calcext:value-type="float">
            <text:p>14.4660276520252</text:p>
          </table:table-cell>
          <table:table-cell office:value-type="float" office:value="16.9571847951412" calcext:value-type="float">
            <text:p>16.9571847951412</text:p>
          </table:table-cell>
          <table:table-cell office:value-type="float" office:value="16.1947108596563" calcext:value-type="float">
            <text:p>16.1947108596563</text:p>
          </table:table-cell>
          <table:table-cell office:value-type="float" office:value="16.21700648278" calcext:value-type="float">
            <text:p>16.21700648278</text:p>
          </table:table-cell>
          <table:table-cell office:value-type="float" office:value="16.1643910253048" calcext:value-type="float">
            <text:p>16.1643910253048</text:p>
          </table:table-cell>
          <table:table-cell office:value-type="float" office:value="15.9869469645619" calcext:value-type="float">
            <text:p>15.9869469645619</text:p>
          </table:table-cell>
          <table:table-cell office:value-type="float" office:value="16.1459254747629" calcext:value-type="float">
            <text:p>16.14592547476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0.9226595929265" calcext:value-type="float">
            <text:p>10.9226595929265</text:p>
          </table:table-cell>
          <table:table-cell office:value-type="float" office:value="11.4575990713388" calcext:value-type="float">
            <text:p>11.4575990713388</text:p>
          </table:table-cell>
          <table:table-cell office:value-type="float" office:value="11.4412474028766" calcext:value-type="float">
            <text:p>11.4412474028766</text:p>
          </table:table-cell>
          <table:table-cell office:value-type="float" office:value="11.4870285690576" calcext:value-type="float">
            <text:p>11.4870285690576</text:p>
          </table:table-cell>
          <table:table-cell office:value-type="float" office:value="11.4466055035591" calcext:value-type="float">
            <text:p>11.4466055035591</text:p>
          </table:table-cell>
          <table:table-cell office:value-type="float" office:value="11.4371596103162" calcext:value-type="float">
            <text:p>11.4371596103162</text:p>
          </table:table-cell>
          <table:table-cell office:value-type="float" office:value="11.4495823813975" calcext:value-type="float">
            <text:p>11.4495823813975</text:p>
          </table:table-cell>
          <table:table-cell/>
          <table:table-cell table:formula="of:=AVERAGE([.D30:.D43])" office:value-type="float" office:value="10.922582893792" calcext:value-type="float">
            <text:p>10.922582893792</text:p>
          </table:table-cell>
          <table:table-cell table:formula="of:=AVERAGE([.E30:.E43])" office:value-type="float" office:value="12.4458948595662" calcext:value-type="float">
            <text:p>12.4458948595662</text:p>
          </table:table-cell>
          <table:table-cell table:formula="of:=AVERAGE([.F30:.F43])" office:value-type="float" office:value="12.3367697880843" calcext:value-type="float">
            <text:p>12.3367697880843</text:p>
          </table:table-cell>
          <table:table-cell table:formula="of:=AVERAGE([.G30:.G43])" office:value-type="float" office:value="12.3177922499978" calcext:value-type="float">
            <text:p>12.3177922499978</text:p>
          </table:table-cell>
          <table:table-cell table:formula="of:=AVERAGE([.H30:.H43])" office:value-type="float" office:value="12.210218387922" calcext:value-type="float">
            <text:p>12.210218387922</text:p>
          </table:table-cell>
          <table:table-cell table:formula="of:=AVERAGE([.I30:.I43])" office:value-type="float" office:value="12.1803633837136" calcext:value-type="float">
            <text:p>12.1803633837136</text:p>
          </table:table-cell>
          <table:table-cell table:formula="of:=AVERAGE([.J30:.J43])" office:value-type="float" office:value="12.1333513966895" calcext:value-type="float">
            <text:p>12.1333513966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8555020583421" calcext:value-type="float">
            <text:p>8.8555020583421</text:p>
          </table:table-cell>
          <table:table-cell office:value-type="float" office:value="9.65701909169555" calcext:value-type="float">
            <text:p>9.65701909169555</text:p>
          </table:table-cell>
          <table:table-cell office:value-type="float" office:value="9.64227479450405" calcext:value-type="float">
            <text:p>9.64227479450405</text:p>
          </table:table-cell>
          <table:table-cell office:value-type="float" office:value="9.59865893371403" calcext:value-type="float">
            <text:p>9.59865893371403</text:p>
          </table:table-cell>
          <table:table-cell office:value-type="float" office:value="9.44323531076312" calcext:value-type="float">
            <text:p>9.44323531076312</text:p>
          </table:table-cell>
          <table:table-cell office:value-type="float" office:value="9.48317682020366" calcext:value-type="float">
            <text:p>9.48317682020366</text:p>
          </table:table-cell>
          <table:table-cell office:value-type="float" office:value="9.46734859064221" calcext:value-type="float">
            <text:p>9.467348590642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5.61903304316104" calcext:value-type="float">
            <text:p>5.61903304316104</text:p>
          </table:table-cell>
          <table:table-cell office:value-type="float" office:value="7.63947709545493" calcext:value-type="float">
            <text:p>7.63947709545493</text:p>
          </table:table-cell>
          <table:table-cell office:value-type="float" office:value="7.521437567994" calcext:value-type="float">
            <text:p>7.521437567994</text:p>
          </table:table-cell>
          <table:table-cell office:value-type="float" office:value="7.77174160093069" calcext:value-type="float">
            <text:p>7.77174160093069</text:p>
          </table:table-cell>
          <table:table-cell office:value-type="float" office:value="7.56783488057554" calcext:value-type="float">
            <text:p>7.56783488057554</text:p>
          </table:table-cell>
          <table:table-cell office:value-type="float" office:value="7.35578603893518" calcext:value-type="float">
            <text:p>7.35578603893518</text:p>
          </table:table-cell>
          <table:table-cell office:value-type="float" office:value="7.48199753925204" calcext:value-type="float">
            <text:p>7.48199753925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45708414085209" calcext:value-type="float">
            <text:p>9.45708414085209</text:p>
          </table:table-cell>
          <table:table-cell office:value-type="float" office:value="10.6393918759376" calcext:value-type="float">
            <text:p>10.6393918759376</text:p>
          </table:table-cell>
          <table:table-cell office:value-type="float" office:value="10.4109168380499" calcext:value-type="float">
            <text:p>10.4109168380499</text:p>
          </table:table-cell>
          <table:table-cell office:value-type="float" office:value="10.4285701297224" calcext:value-type="float">
            <text:p>10.4285701297224</text:p>
          </table:table-cell>
          <table:table-cell office:value-type="float" office:value="9.99340027406812" calcext:value-type="float">
            <text:p>9.99340027406812</text:p>
          </table:table-cell>
          <table:table-cell office:value-type="float" office:value="10.2602132572979" calcext:value-type="float">
            <text:p>10.2602132572979</text:p>
          </table:table-cell>
          <table:table-cell office:value-type="float" office:value="10.0485178730637" calcext:value-type="float">
            <text:p>10.04851787306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1393806182593" calcext:value-type="float">
            <text:p>12.1393806182593</text:p>
          </table:table-cell>
          <table:table-cell office:value-type="float" office:value="13.3934222592413" calcext:value-type="float">
            <text:p>13.3934222592413</text:p>
          </table:table-cell>
          <table:table-cell office:value-type="float" office:value="13.2373401731253" calcext:value-type="float">
            <text:p>13.2373401731253</text:p>
          </table:table-cell>
          <table:table-cell office:value-type="float" office:value="13.2328803741932" calcext:value-type="float">
            <text:p>13.2328803741932</text:p>
          </table:table-cell>
          <table:table-cell office:value-type="float" office:value="13.2525400738418" calcext:value-type="float">
            <text:p>13.2525400738418</text:p>
          </table:table-cell>
          <table:table-cell office:value-type="float" office:value="13.1989825001359" calcext:value-type="float">
            <text:p>13.1989825001359</text:p>
          </table:table-cell>
          <table:table-cell office:value-type="float" office:value="13.1157308022678" calcext:value-type="float">
            <text:p>13.11573080226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15705330900848" calcext:value-type="float">
            <text:p>7.15705330900848</text:p>
          </table:table-cell>
          <table:table-cell office:value-type="float" office:value="8.60494332671166" calcext:value-type="float">
            <text:p>8.60494332671166</text:p>
          </table:table-cell>
          <table:table-cell office:value-type="float" office:value="8.55475716196001" calcext:value-type="float">
            <text:p>8.55475716196001</text:p>
          </table:table-cell>
          <table:table-cell office:value-type="float" office:value="8.5144544877857" calcext:value-type="float">
            <text:p>8.5144544877857</text:p>
          </table:table-cell>
          <table:table-cell office:value-type="float" office:value="8.49221334554255" calcext:value-type="float">
            <text:p>8.49221334554255</text:p>
          </table:table-cell>
          <table:table-cell office:value-type="float" office:value="8.56149784401059" calcext:value-type="float">
            <text:p>8.56149784401059</text:p>
          </table:table-cell>
          <table:table-cell office:value-type="float" office:value="8.57703377068043" calcext:value-type="float">
            <text:p>8.577033770680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6.2964069936425" calcext:value-type="float">
            <text:p>16.2964069936425</text:p>
          </table:table-cell>
          <table:table-cell office:value-type="float" office:value="17.9468286264688" calcext:value-type="float">
            <text:p>17.9468286264688</text:p>
          </table:table-cell>
          <table:table-cell office:value-type="float" office:value="17.9621107447147" calcext:value-type="float">
            <text:p>17.9621107447147</text:p>
          </table:table-cell>
          <table:table-cell office:value-type="float" office:value="17.9406990067661" calcext:value-type="float">
            <text:p>17.9406990067661</text:p>
          </table:table-cell>
          <table:table-cell office:value-type="float" office:value="17.9155081542581" calcext:value-type="float">
            <text:p>17.9155081542581</text:p>
          </table:table-cell>
          <table:table-cell office:value-type="float" office:value="17.7446960577369" calcext:value-type="float">
            <text:p>17.7446960577369</text:p>
          </table:table-cell>
          <table:table-cell office:value-type="float" office:value="18.0093499147892" calcext:value-type="float">
            <text:p>18.0093499147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0106138620526" calcext:value-type="float">
            <text:p>13.0106138620526</text:p>
          </table:table-cell>
          <table:table-cell office:value-type="float" office:value="14.1439294382185" calcext:value-type="float">
            <text:p>14.1439294382185</text:p>
          </table:table-cell>
          <table:table-cell office:value-type="float" office:value="13.9701101209223" calcext:value-type="float">
            <text:p>13.9701101209223</text:p>
          </table:table-cell>
          <table:table-cell office:value-type="float" office:value="13.8002526410669" calcext:value-type="float">
            <text:p>13.8002526410669</text:p>
          </table:table-cell>
          <table:table-cell office:value-type="float" office:value="13.8048921307921" calcext:value-type="float">
            <text:p>13.8048921307921</text:p>
          </table:table-cell>
          <table:table-cell office:value-type="float" office:value="13.6205589913577" calcext:value-type="float">
            <text:p>13.6205589913577</text:p>
          </table:table-cell>
          <table:table-cell office:value-type="float" office:value="13.4829062712193" calcext:value-type="float">
            <text:p>13.48290627121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0.968566268459" calcext:value-type="float">
            <text:p>10.968566268459</text:p>
          </table:table-cell>
          <table:table-cell office:value-type="float" office:value="13.2002514062077" calcext:value-type="float">
            <text:p>13.2002514062077</text:p>
          </table:table-cell>
          <table:table-cell office:value-type="float" office:value="13.1826770755649" calcext:value-type="float">
            <text:p>13.1826770755649</text:p>
          </table:table-cell>
          <table:table-cell office:value-type="float" office:value="13.1223987855017" calcext:value-type="float">
            <text:p>13.1223987855017</text:p>
          </table:table-cell>
          <table:table-cell office:value-type="float" office:value="13.1501732007414" calcext:value-type="float">
            <text:p>13.1501732007414</text:p>
          </table:table-cell>
          <table:table-cell office:value-type="float" office:value="13.2463743402809" calcext:value-type="float">
            <text:p>13.2463743402809</text:p>
          </table:table-cell>
          <table:table-cell office:value-type="float" office:value="12.9845533403754" calcext:value-type="float">
            <text:p>12.98455334037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0.2065928587317" calcext:value-type="float">
            <text:p>10.2065928587317</text:p>
          </table:table-cell>
          <table:table-cell office:value-type="float" office:value="11.4601252422482" calcext:value-type="float">
            <text:p>11.4601252422482</text:p>
          </table:table-cell>
          <table:table-cell office:value-type="float" office:value="11.2876997588575" calcext:value-type="float">
            <text:p>11.2876997588575</text:p>
          </table:table-cell>
          <table:table-cell office:value-type="float" office:value="11.2348557585478" calcext:value-type="float">
            <text:p>11.2348557585478</text:p>
          </table:table-cell>
          <table:table-cell office:value-type="float" office:value="11.1644866710901" calcext:value-type="float">
            <text:p>11.1644866710901</text:p>
          </table:table-cell>
          <table:table-cell office:value-type="float" office:value="11.1933613034338" calcext:value-type="float">
            <text:p>11.1933613034338</text:p>
          </table:table-cell>
          <table:table-cell office:value-type="float" office:value="11.0963736965507" calcext:value-type="float">
            <text:p>11.09637369655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82845986999571" calcext:value-type="float">
            <text:p>8.82845986999571</text:p>
          </table:table-cell>
          <table:table-cell office:value-type="float" office:value="11.453048208952" calcext:value-type="float">
            <text:p>11.453048208952</text:p>
          </table:table-cell>
          <table:table-cell office:value-type="float" office:value="11.2208798365295" calcext:value-type="float">
            <text:p>11.2208798365295</text:p>
          </table:table-cell>
          <table:table-cell office:value-type="float" office:value="11.3156225955486" calcext:value-type="float">
            <text:p>11.3156225955486</text:p>
          </table:table-cell>
          <table:table-cell office:value-type="float" office:value="10.8677705980092" calcext:value-type="float">
            <text:p>10.8677705980092</text:p>
          </table:table-cell>
          <table:table-cell office:value-type="float" office:value="10.5935258986056" calcext:value-type="float">
            <text:p>10.5935258986056</text:p>
          </table:table-cell>
          <table:table-cell office:value-type="float" office:value="10.4051642297208" calcext:value-type="float">
            <text:p>10.4051642297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8807233461738" calcext:value-type="float">
            <text:p>12.8807233461738</text:p>
          </table:table-cell>
          <table:table-cell office:value-type="float" office:value="15.3559814567119" calcext:value-type="float">
            <text:p>15.3559814567119</text:p>
          </table:table-cell>
          <table:table-cell office:value-type="float" office:value="15.2243425475806" calcext:value-type="float">
            <text:p>15.2243425475806</text:p>
          </table:table-cell>
          <table:table-cell office:value-type="float" office:value="15.0457661158591" calcext:value-type="float">
            <text:p>15.0457661158591</text:p>
          </table:table-cell>
          <table:table-cell office:value-type="float" office:value="14.9455817367136" calcext:value-type="float">
            <text:p>14.9455817367136</text:p>
          </table:table-cell>
          <table:table-cell office:value-type="float" office:value="14.9726033496857" calcext:value-type="float">
            <text:p>14.9726033496857</text:p>
          </table:table-cell>
          <table:table-cell office:value-type="float" office:value="15.0185921828449" calcext:value-type="float">
            <text:p>15.01859218284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2838274342567" calcext:value-type="float">
            <text:p>12.2838274342567</text:p>
          </table:table-cell>
          <table:table-cell office:value-type="float" office:value="13.2197919252515" calcext:value-type="float">
            <text:p>13.2197919252515</text:p>
          </table:table-cell>
          <table:table-cell office:value-type="float" office:value="13.1485892283916" calcext:value-type="float">
            <text:p>13.1485892283916</text:p>
          </table:table-cell>
          <table:table-cell office:value-type="float" office:value="13.0446309880167" calcext:value-type="float">
            <text:p>13.0446309880167</text:p>
          </table:table-cell>
          <table:table-cell office:value-type="float" office:value="13.0961543663591" calcext:value-type="float">
            <text:p>13.0961543663591</text:p>
          </table:table-cell>
          <table:table-cell office:value-type="float" office:value="12.9666872351617" calcext:value-type="float">
            <text:p>12.9666872351617</text:p>
          </table:table-cell>
          <table:table-cell office:value-type="float" office:value="12.8055338349938" calcext:value-type="float">
            <text:p>12.80553383499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4.2902571172267" calcext:value-type="float">
            <text:p>14.2902571172267</text:p>
          </table:table-cell>
          <table:table-cell office:value-type="float" office:value="16.0707190094888" calcext:value-type="float">
            <text:p>16.0707190094888</text:p>
          </table:table-cell>
          <table:table-cell office:value-type="float" office:value="15.910393782109" calcext:value-type="float">
            <text:p>15.910393782109</text:p>
          </table:table-cell>
          <table:table-cell office:value-type="float" office:value="15.9115315132588" calcext:value-type="float">
            <text:p>15.9115315132588</text:p>
          </table:table-cell>
          <table:table-cell office:value-type="float" office:value="15.802661184594" calcext:value-type="float">
            <text:p>15.802661184594</text:p>
          </table:table-cell>
          <table:table-cell office:value-type="float" office:value="15.8904641248286" calcext:value-type="float">
            <text:p>15.8904641248286</text:p>
          </table:table-cell>
          <table:table-cell office:value-type="float" office:value="15.9242351258546" calcext:value-type="float">
            <text:p>15.92423512585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1.5416880503297" calcext:value-type="float">
            <text:p>11.5416880503297</text:p>
          </table:table-cell>
          <table:table-cell office:value-type="float" office:value="12.3642140761018" calcext:value-type="float">
            <text:p>12.3642140761018</text:p>
          </table:table-cell>
          <table:table-cell office:value-type="float" office:value="12.1477055248618" calcext:value-type="float">
            <text:p>12.1477055248618</text:p>
          </table:table-cell>
          <table:table-cell office:value-type="float" office:value="12.2257253876328" calcext:value-type="float">
            <text:p>12.2257253876328</text:p>
          </table:table-cell>
          <table:table-cell office:value-type="float" office:value="12.1646977290511" calcext:value-type="float">
            <text:p>12.1646977290511</text:p>
          </table:table-cell>
          <table:table-cell office:value-type="float" office:value="12.1773012587428" calcext:value-type="float">
            <text:p>12.1773012587428</text:p>
          </table:table-cell>
          <table:table-cell office:value-type="float" office:value="12.1604742223024" calcext:value-type="float">
            <text:p>12.1604742223024</text:p>
          </table:table-cell>
          <table:table-cell/>
          <table:table-cell table:formula="of:=AVERAGE([.D44:.D57])" office:value-type="float" office:value="11.0976457429571" calcext:value-type="float">
            <text:p>11.0976457429571</text:p>
          </table:table-cell>
          <table:table-cell table:formula="of:=AVERAGE([.E44:.E57])" office:value-type="float" office:value="12.7875229829124" calcext:value-type="float">
            <text:p>12.7875229829124</text:p>
          </table:table-cell>
          <table:table-cell table:formula="of:=AVERAGE([.F44:.F57])" office:value-type="float" office:value="12.615272997192" calcext:value-type="float">
            <text:p>12.615272997192</text:p>
          </table:table-cell>
          <table:table-cell table:formula="of:=AVERAGE([.G44:.G57])" office:value-type="float" office:value="12.5837620918027" calcext:value-type="float">
            <text:p>12.5837620918027</text:p>
          </table:table-cell>
          <table:table-cell table:formula="of:=AVERAGE([.H44:.H57])" office:value-type="float" office:value="12.6045095700026" calcext:value-type="float">
            <text:p>12.6045095700026</text:p>
          </table:table-cell>
          <table:table-cell table:formula="of:=AVERAGE([.I44:.I57])" office:value-type="float" office:value="12.4990168582754" calcext:value-type="float">
            <text:p>12.4990168582754</text:p>
          </table:table-cell>
          <table:table-cell table:formula="of:=AVERAGE([.J44:.J57])" office:value-type="float" office:value="12.3423260343713" calcext:value-type="float">
            <text:p>12.34232603437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27467309445143" calcext:value-type="float">
            <text:p>8.27467309445143</text:p>
          </table:table-cell>
          <table:table-cell office:value-type="float" office:value="9.42902302831411" calcext:value-type="float">
            <text:p>9.42902302831411</text:p>
          </table:table-cell>
          <table:table-cell office:value-type="float" office:value="9.55872032463551" calcext:value-type="float">
            <text:p>9.55872032463551</text:p>
          </table:table-cell>
          <table:table-cell office:value-type="float" office:value="9.27427088052034" calcext:value-type="float">
            <text:p>9.27427088052034</text:p>
          </table:table-cell>
          <table:table-cell office:value-type="float" office:value="9.38399456173182" calcext:value-type="float">
            <text:p>9.38399456173182</text:p>
          </table:table-cell>
          <table:table-cell office:value-type="float" office:value="9.17977314054966" calcext:value-type="float">
            <text:p>9.17977314054966</text:p>
          </table:table-cell>
          <table:table-cell office:value-type="float" office:value="9.0821136713028" calcext:value-type="float">
            <text:p>9.08211367130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50063612401485" calcext:value-type="float">
            <text:p>6.50063612401485</text:p>
          </table:table-cell>
          <table:table-cell office:value-type="float" office:value="8.06107529401779" calcext:value-type="float">
            <text:p>8.06107529401779</text:p>
          </table:table-cell>
          <table:table-cell office:value-type="float" office:value="7.88005049139261" calcext:value-type="float">
            <text:p>7.88005049139261</text:p>
          </table:table-cell>
          <table:table-cell office:value-type="float" office:value="7.67524748682976" calcext:value-type="float">
            <text:p>7.67524748682976</text:p>
          </table:table-cell>
          <table:table-cell office:value-type="float" office:value="8.00241993308067" calcext:value-type="float">
            <text:p>8.00241993308067</text:p>
          </table:table-cell>
          <table:table-cell office:value-type="float" office:value="7.5832466340065" calcext:value-type="float">
            <text:p>7.5832466340065</text:p>
          </table:table-cell>
          <table:table-cell office:value-type="float" office:value="7.38317452788353" calcext:value-type="float">
            <text:p>7.383174527883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96537334263325" calcext:value-type="float">
            <text:p>9.96537334263325</text:p>
          </table:table-cell>
          <table:table-cell office:value-type="float" office:value="11.4130464887619" calcext:value-type="float">
            <text:p>11.4130464887619</text:p>
          </table:table-cell>
          <table:table-cell office:value-type="float" office:value="11.0658767002821" calcext:value-type="float">
            <text:p>11.0658767002821</text:p>
          </table:table-cell>
          <table:table-cell office:value-type="float" office:value="10.9343886619806" calcext:value-type="float">
            <text:p>10.9343886619806</text:p>
          </table:table-cell>
          <table:table-cell office:value-type="float" office:value="10.6778298717737" calcext:value-type="float">
            <text:p>10.6778298717737</text:p>
          </table:table-cell>
          <table:table-cell office:value-type="float" office:value="10.9348828944564" calcext:value-type="float">
            <text:p>10.9348828944564</text:p>
          </table:table-cell>
          <table:table-cell office:value-type="float" office:value="10.4624876558781" calcext:value-type="float">
            <text:p>10.46248765587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1.8685285809636" calcext:value-type="float">
            <text:p>11.8685285809636</text:p>
          </table:table-cell>
          <table:table-cell office:value-type="float" office:value="13.157445653677" calcext:value-type="float">
            <text:p>13.157445653677</text:p>
          </table:table-cell>
          <table:table-cell office:value-type="float" office:value="13.0752346763015" calcext:value-type="float">
            <text:p>13.0752346763015</text:p>
          </table:table-cell>
          <table:table-cell office:value-type="float" office:value="12.99360155195" calcext:value-type="float">
            <text:p>12.99360155195</text:p>
          </table:table-cell>
          <table:table-cell office:value-type="float" office:value="13.0612778306007" calcext:value-type="float">
            <text:p>13.0612778306007</text:p>
          </table:table-cell>
          <table:table-cell office:value-type="float" office:value="13.0766884434223" calcext:value-type="float">
            <text:p>13.0766884434223</text:p>
          </table:table-cell>
          <table:table-cell office:value-type="float" office:value="12.9022453269362" calcext:value-type="float">
            <text:p>12.90224532693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76839420348406" calcext:value-type="float">
            <text:p>6.76839420348406</text:p>
          </table:table-cell>
          <table:table-cell office:value-type="float" office:value="8.35937208861113" calcext:value-type="float">
            <text:p>8.35937208861113</text:p>
          </table:table-cell>
          <table:table-cell office:value-type="float" office:value="8.3356301933527" calcext:value-type="float">
            <text:p>8.3356301933527</text:p>
          </table:table-cell>
          <table:table-cell office:value-type="float" office:value="8.3579231107235" calcext:value-type="float">
            <text:p>8.3579231107235</text:p>
          </table:table-cell>
          <table:table-cell office:value-type="float" office:value="8.58920409291983" calcext:value-type="float">
            <text:p>8.58920409291983</text:p>
          </table:table-cell>
          <table:table-cell office:value-type="float" office:value="8.37715085089207" calcext:value-type="float">
            <text:p>8.37715085089207</text:p>
          </table:table-cell>
          <table:table-cell office:value-type="float" office:value="8.29758842408657" calcext:value-type="float">
            <text:p>8.297588424086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7.1867288604379" calcext:value-type="float">
            <text:p>17.1867288604379</text:p>
          </table:table-cell>
          <table:table-cell office:value-type="float" office:value="19.05480432868" calcext:value-type="float">
            <text:p>19.05480432868</text:p>
          </table:table-cell>
          <table:table-cell office:value-type="float" office:value="18.8912940883636" calcext:value-type="float">
            <text:p>18.8912940883636</text:p>
          </table:table-cell>
          <table:table-cell office:value-type="float" office:value="18.943434342742" calcext:value-type="float">
            <text:p>18.943434342742</text:p>
          </table:table-cell>
          <table:table-cell office:value-type="float" office:value="18.8580635839701" calcext:value-type="float">
            <text:p>18.8580635839701</text:p>
          </table:table-cell>
          <table:table-cell office:value-type="float" office:value="18.9851477468014" calcext:value-type="float">
            <text:p>18.9851477468014</text:p>
          </table:table-cell>
          <table:table-cell office:value-type="float" office:value="19.0572497242689" calcext:value-type="float">
            <text:p>19.05724972426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7220537042618" calcext:value-type="float">
            <text:p>12.7220537042618</text:p>
          </table:table-cell>
          <table:table-cell office:value-type="float" office:value="14.142289159894" calcext:value-type="float">
            <text:p>14.142289159894</text:p>
          </table:table-cell>
          <table:table-cell office:value-type="float" office:value="13.9166900607944" calcext:value-type="float">
            <text:p>13.9166900607944</text:p>
          </table:table-cell>
          <table:table-cell office:value-type="float" office:value="13.7602904748917" calcext:value-type="float">
            <text:p>13.7602904748917</text:p>
          </table:table-cell>
          <table:table-cell office:value-type="float" office:value="13.6436129853129" calcext:value-type="float">
            <text:p>13.6436129853129</text:p>
          </table:table-cell>
          <table:table-cell office:value-type="float" office:value="13.3648503699899" calcext:value-type="float">
            <text:p>13.3648503699899</text:p>
          </table:table-cell>
          <table:table-cell office:value-type="float" office:value="13.3022812947631" calcext:value-type="float">
            <text:p>13.30228129476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1.7913996917009" calcext:value-type="float">
            <text:p>11.7913996917009</text:p>
          </table:table-cell>
          <table:table-cell office:value-type="float" office:value="14.1573897093534" calcext:value-type="float">
            <text:p>14.1573897093534</text:p>
          </table:table-cell>
          <table:table-cell office:value-type="float" office:value="13.9786101949215" calcext:value-type="float">
            <text:p>13.9786101949215</text:p>
          </table:table-cell>
          <table:table-cell office:value-type="float" office:value="14.1316079476476" calcext:value-type="float">
            <text:p>14.1316079476476</text:p>
          </table:table-cell>
          <table:table-cell office:value-type="float" office:value="14.0227844342589" calcext:value-type="float">
            <text:p>14.0227844342589</text:p>
          </table:table-cell>
          <table:table-cell office:value-type="float" office:value="14.170673251152" calcext:value-type="float">
            <text:p>14.170673251152</text:p>
          </table:table-cell>
          <table:table-cell office:value-type="float" office:value="13.7126731905341" calcext:value-type="float">
            <text:p>13.71267319053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0.2018469160795" calcext:value-type="float">
            <text:p>10.2018469160795</text:p>
          </table:table-cell>
          <table:table-cell office:value-type="float" office:value="11.4313837698102" calcext:value-type="float">
            <text:p>11.4313837698102</text:p>
          </table:table-cell>
          <table:table-cell office:value-type="float" office:value="11.330198058188" calcext:value-type="float">
            <text:p>11.330198058188</text:p>
          </table:table-cell>
          <table:table-cell office:value-type="float" office:value="11.0841011914611" calcext:value-type="float">
            <text:p>11.0841011914611</text:p>
          </table:table-cell>
          <table:table-cell office:value-type="float" office:value="11.2341572272778" calcext:value-type="float">
            <text:p>11.2341572272778</text:p>
          </table:table-cell>
          <table:table-cell office:value-type="float" office:value="11.0459986838698" calcext:value-type="float">
            <text:p>11.0459986838698</text:p>
          </table:table-cell>
          <table:table-cell office:value-type="float" office:value="10.8504507315159" calcext:value-type="float">
            <text:p>10.85045073151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1396684935689" calcext:value-type="float">
            <text:p>8.1396684935689</text:p>
          </table:table-cell>
          <table:table-cell office:value-type="float" office:value="10.6356386762857" calcext:value-type="float">
            <text:p>10.6356386762857</text:p>
          </table:table-cell>
          <table:table-cell office:value-type="float" office:value="10.4113997718692" calcext:value-type="float">
            <text:p>10.4113997718692</text:p>
          </table:table-cell>
          <table:table-cell office:value-type="float" office:value="10.7497064682841" calcext:value-type="float">
            <text:p>10.7497064682841</text:p>
          </table:table-cell>
          <table:table-cell office:value-type="float" office:value="10.7092433735728" calcext:value-type="float">
            <text:p>10.7092433735728</text:p>
          </table:table-cell>
          <table:table-cell office:value-type="float" office:value="10.5916097912192" calcext:value-type="float">
            <text:p>10.5916097912192</text:p>
          </table:table-cell>
          <table:table-cell office:value-type="float" office:value="10.4186043125391" calcext:value-type="float">
            <text:p>10.41860431253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5518054014444" calcext:value-type="float">
            <text:p>13.5518054014444</text:p>
          </table:table-cell>
          <table:table-cell office:value-type="float" office:value="15.9682392883301" calcext:value-type="float">
            <text:p>15.9682392883301</text:p>
          </table:table-cell>
          <table:table-cell office:value-type="float" office:value="15.7628015205264" calcext:value-type="float">
            <text:p>15.7628015205264</text:p>
          </table:table-cell>
          <table:table-cell office:value-type="float" office:value="15.6500406697392" calcext:value-type="float">
            <text:p>15.6500406697392</text:p>
          </table:table-cell>
          <table:table-cell office:value-type="float" office:value="15.6669590210915" calcext:value-type="float">
            <text:p>15.6669590210915</text:p>
          </table:table-cell>
          <table:table-cell office:value-type="float" office:value="15.5607790377736" calcext:value-type="float">
            <text:p>15.5607790377736</text:p>
          </table:table-cell>
          <table:table-cell office:value-type="float" office:value="15.4917317593098" calcext:value-type="float">
            <text:p>15.49173175930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3882135728002" calcext:value-type="float">
            <text:p>12.3882135728002</text:p>
          </table:table-cell>
          <table:table-cell office:value-type="float" office:value="14.2560070919991" calcext:value-type="float">
            <text:p>14.2560070919991</text:p>
          </table:table-cell>
          <table:table-cell office:value-type="float" office:value="13.8920488777757" calcext:value-type="float">
            <text:p>13.8920488777757</text:p>
          </table:table-cell>
          <table:table-cell office:value-type="float" office:value="14.2267348080874" calcext:value-type="float">
            <text:p>14.2267348080874</text:p>
          </table:table-cell>
          <table:table-cell office:value-type="float" office:value="13.9296215724945" calcext:value-type="float">
            <text:p>13.9296215724945</text:p>
          </table:table-cell>
          <table:table-cell office:value-type="float" office:value="13.6454245206714" calcext:value-type="float">
            <text:p>13.6454245206714</text:p>
          </table:table-cell>
          <table:table-cell office:value-type="float" office:value="13.2430510130525" calcext:value-type="float">
            <text:p>13.24305101305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4.4660303652287" calcext:value-type="float">
            <text:p>14.4660303652287</text:p>
          </table:table-cell>
          <table:table-cell office:value-type="float" office:value="16.5953931069374" calcext:value-type="float">
            <text:p>16.5953931069374</text:p>
          </table:table-cell>
          <table:table-cell office:value-type="float" office:value="16.3675614774227" calcext:value-type="float">
            <text:p>16.3675614774227</text:p>
          </table:table-cell>
          <table:table-cell office:value-type="float" office:value="16.1655963027477" calcext:value-type="float">
            <text:p>16.1655963027477</text:p>
          </table:table-cell>
          <table:table-cell office:value-type="float" office:value="16.5192677628994" calcext:value-type="float">
            <text:p>16.5192677628994</text:p>
          </table:table-cell>
          <table:table-cell office:value-type="float" office:value="16.2927093923092" calcext:value-type="float">
            <text:p>16.2927093923092</text:p>
          </table:table-cell>
          <table:table-cell office:value-type="float" office:value="16.4284386268258" calcext:value-type="float">
            <text:p>16.42843862682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1.3043484387547" calcext:value-type="float">
            <text:p>11.3043484387547</text:p>
          </table:table-cell>
          <table:table-cell office:value-type="float" office:value="11.6630459757894" calcext:value-type="float">
            <text:p>11.6630459757894</text:p>
          </table:table-cell>
          <table:table-cell office:value-type="float" office:value="11.6175436303765" calcext:value-type="float">
            <text:p>11.6175436303765</text:p>
          </table:table-cell>
          <table:table-cell office:value-type="float" office:value="11.5543107567728" calcext:value-type="float">
            <text:p>11.5543107567728</text:p>
          </table:table-cell>
          <table:table-cell office:value-type="float" office:value="11.5648953360319" calcext:value-type="float">
            <text:p>11.5648953360319</text:p>
          </table:table-cell>
          <table:table-cell office:value-type="float" office:value="11.5527376277745" calcext:value-type="float">
            <text:p>11.5527376277745</text:p>
          </table:table-cell>
          <table:table-cell office:value-type="float" office:value="11.5909873806685" calcext:value-type="float">
            <text:p>11.5909873806685</text:p>
          </table:table-cell>
          <table:table-cell/>
          <table:table-cell table:formula="of:=AVERAGE([.D58:.D71])" office:value-type="float" office:value="11.4801006528948" calcext:value-type="float">
            <text:p>11.4801006528948</text:p>
          </table:table-cell>
          <table:table-cell table:formula="of:=AVERAGE([.E58:.E71])" office:value-type="float" office:value="12.3502546154122" calcext:value-type="float">
            <text:p>12.3502546154122</text:p>
          </table:table-cell>
          <table:table-cell table:formula="of:=AVERAGE([.F58:.F71])" office:value-type="float" office:value="12.3192679151946" calcext:value-type="float">
            <text:p>12.3192679151946</text:p>
          </table:table-cell>
          <table:table-cell table:formula="of:=AVERAGE([.G58:.G71])" office:value-type="float" office:value="12.3002871810858" calcext:value-type="float">
            <text:p>12.3002871810858</text:p>
          </table:table-cell>
          <table:table-cell table:formula="of:=AVERAGE([.H58:.H71])" office:value-type="float" office:value="12.2798307738613" calcext:value-type="float">
            <text:p>12.2798307738613</text:p>
          </table:table-cell>
          <table:table-cell table:formula="of:=AVERAGE([.I58:.I71])" office:value-type="float" office:value="12.2446594572812" calcext:value-type="float">
            <text:p>12.2446594572812</text:p>
          </table:table-cell>
          <table:table-cell table:formula="of:=AVERAGE([.J58:.J71])" office:value-type="float" office:value="12.2385757596418" calcext:value-type="float">
            <text:p>12.2385757596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02679759830236" calcext:value-type="float">
            <text:p>9.02679759830236</text:p>
          </table:table-cell>
          <table:table-cell office:value-type="float" office:value="9.56668943285942" calcext:value-type="float">
            <text:p>9.56668943285942</text:p>
          </table:table-cell>
          <table:table-cell office:value-type="float" office:value="9.59530173197389" calcext:value-type="float">
            <text:p>9.59530173197389</text:p>
          </table:table-cell>
          <table:table-cell office:value-type="float" office:value="9.5107880204916" calcext:value-type="float">
            <text:p>9.5107880204916</text:p>
          </table:table-cell>
          <table:table-cell office:value-type="float" office:value="9.74526508763432" calcext:value-type="float">
            <text:p>9.74526508763432</text:p>
          </table:table-cell>
          <table:table-cell office:value-type="float" office:value="9.41859864145517" calcext:value-type="float">
            <text:p>9.41859864145517</text:p>
          </table:table-cell>
          <table:table-cell office:value-type="float" office:value="9.55292276382446" calcext:value-type="float">
            <text:p>9.552922763824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6.40765581704676" calcext:value-type="float">
            <text:p>6.40765581704676</text:p>
          </table:table-cell>
          <table:table-cell office:value-type="float" office:value="7.2954871494323" calcext:value-type="float">
            <text:p>7.2954871494323</text:p>
          </table:table-cell>
          <table:table-cell office:value-type="float" office:value="7.27929673008621" calcext:value-type="float">
            <text:p>7.27929673008621</text:p>
          </table:table-cell>
          <table:table-cell office:value-type="float" office:value="7.40723959647119" calcext:value-type="float">
            <text:p>7.40723959647119</text:p>
          </table:table-cell>
          <table:table-cell office:value-type="float" office:value="7.24277117431164" calcext:value-type="float">
            <text:p>7.24277117431164</text:p>
          </table:table-cell>
          <table:table-cell office:value-type="float" office:value="7.36114051401615" calcext:value-type="float">
            <text:p>7.36114051401615</text:p>
          </table:table-cell>
          <table:table-cell office:value-type="float" office:value="7.11936772555113" calcext:value-type="float">
            <text:p>7.119367725551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73933335006237" calcext:value-type="float">
            <text:p>9.73933335006237</text:p>
          </table:table-cell>
          <table:table-cell office:value-type="float" office:value="10.4476918040961" calcext:value-type="float">
            <text:p>10.4476918040961</text:p>
          </table:table-cell>
          <table:table-cell office:value-type="float" office:value="10.6019392164797" calcext:value-type="float">
            <text:p>10.6019392164797</text:p>
          </table:table-cell>
          <table:table-cell office:value-type="float" office:value="10.5661172830313" calcext:value-type="float">
            <text:p>10.5661172830313</text:p>
          </table:table-cell>
          <table:table-cell office:value-type="float" office:value="10.4162844043225" calcext:value-type="float">
            <text:p>10.4162844043225</text:p>
          </table:table-cell>
          <table:table-cell office:value-type="float" office:value="10.5007834765315" calcext:value-type="float">
            <text:p>10.5007834765315</text:p>
          </table:table-cell>
          <table:table-cell office:value-type="float" office:value="10.5569964779168" calcext:value-type="float">
            <text:p>10.55699647791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3.083430814147" calcext:value-type="float">
            <text:p>13.083430814147</text:p>
          </table:table-cell>
          <table:table-cell office:value-type="float" office:value="13.7378119333833" calcext:value-type="float">
            <text:p>13.7378119333833</text:p>
          </table:table-cell>
          <table:table-cell office:value-type="float" office:value="13.6970677284896" calcext:value-type="float">
            <text:p>13.6970677284896</text:p>
          </table:table-cell>
          <table:table-cell office:value-type="float" office:value="13.5900602351129" calcext:value-type="float">
            <text:p>13.5900602351129</text:p>
          </table:table-cell>
          <table:table-cell office:value-type="float" office:value="13.7178457523882" calcext:value-type="float">
            <text:p>13.7178457523882</text:p>
          </table:table-cell>
          <table:table-cell office:value-type="float" office:value="13.6101867795736" calcext:value-type="float">
            <text:p>13.6101867795736</text:p>
          </table:table-cell>
          <table:table-cell office:value-type="float" office:value="13.6550089756399" calcext:value-type="float">
            <text:p>13.65500897563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7.69148999609053" calcext:value-type="float">
            <text:p>7.69148999609053</text:p>
          </table:table-cell>
          <table:table-cell office:value-type="float" office:value="8.2196092004329" calcext:value-type="float">
            <text:p>8.2196092004329</text:p>
          </table:table-cell>
          <table:table-cell office:value-type="float" office:value="8.27545732013881" calcext:value-type="float">
            <text:p>8.27545732013881</text:p>
          </table:table-cell>
          <table:table-cell office:value-type="float" office:value="8.32871140994132" calcext:value-type="float">
            <text:p>8.32871140994132</text:p>
          </table:table-cell>
          <table:table-cell office:value-type="float" office:value="8.3693735743314" calcext:value-type="float">
            <text:p>8.3693735743314</text:p>
          </table:table-cell>
          <table:table-cell office:value-type="float" office:value="8.33046613812447" calcext:value-type="float">
            <text:p>8.33046613812447</text:p>
          </table:table-cell>
          <table:table-cell office:value-type="float" office:value="8.35339188985527" calcext:value-type="float">
            <text:p>8.353391889855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6.6655428270996" calcext:value-type="float">
            <text:p>16.6655428270996</text:p>
          </table:table-cell>
          <table:table-cell office:value-type="float" office:value="17.5584809279442" calcext:value-type="float">
            <text:p>17.5584809279442</text:p>
          </table:table-cell>
          <table:table-cell office:value-type="float" office:value="17.5005627647787" calcext:value-type="float">
            <text:p>17.5005627647787</text:p>
          </table:table-cell>
          <table:table-cell office:value-type="float" office:value="17.3886050751805" calcext:value-type="float">
            <text:p>17.3886050751805</text:p>
          </table:table-cell>
          <table:table-cell office:value-type="float" office:value="17.4182536766678" calcext:value-type="float">
            <text:p>17.4182536766678</text:p>
          </table:table-cell>
          <table:table-cell office:value-type="float" office:value="17.3939438932389" calcext:value-type="float">
            <text:p>17.3939438932389</text:p>
          </table:table-cell>
          <table:table-cell office:value-type="float" office:value="17.3672502033412" calcext:value-type="float">
            <text:p>17.36725020334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3.2707966328412" calcext:value-type="float">
            <text:p>13.2707966328412</text:p>
          </table:table-cell>
          <table:table-cell office:value-type="float" office:value="14.131397991553" calcext:value-type="float">
            <text:p>14.131397991553</text:p>
          </table:table-cell>
          <table:table-cell office:value-type="float" office:value="14.1268074452132" calcext:value-type="float">
            <text:p>14.1268074452132</text:p>
          </table:table-cell>
          <table:table-cell office:value-type="float" office:value="14.061763291806" calcext:value-type="float">
            <text:p>14.061763291806</text:p>
          </table:table-cell>
          <table:table-cell office:value-type="float" office:value="13.9627691286802" calcext:value-type="float">
            <text:p>13.9627691286802</text:p>
          </table:table-cell>
          <table:table-cell office:value-type="float" office:value="14.031721862182" calcext:value-type="float">
            <text:p>14.031721862182</text:p>
          </table:table-cell>
          <table:table-cell office:value-type="float" office:value="14.004978748709" calcext:value-type="float">
            <text:p>14.0049787487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1.7358110649884" calcext:value-type="float">
            <text:p>11.7358110649884</text:p>
          </table:table-cell>
          <table:table-cell office:value-type="float" office:value="13.222328831628" calcext:value-type="float">
            <text:p>13.222328831628</text:p>
          </table:table-cell>
          <table:table-cell office:value-type="float" office:value="13.0503510458767" calcext:value-type="float">
            <text:p>13.0503510458767</text:p>
          </table:table-cell>
          <table:table-cell office:value-type="float" office:value="13.104050494656" calcext:value-type="float">
            <text:p>13.104050494656</text:p>
          </table:table-cell>
          <table:table-cell office:value-type="float" office:value="13.018329777047" calcext:value-type="float">
            <text:p>13.018329777047</text:p>
          </table:table-cell>
          <table:table-cell office:value-type="float" office:value="12.90859306328" calcext:value-type="float">
            <text:p>12.90859306328</text:p>
          </table:table-cell>
          <table:table-cell office:value-type="float" office:value="12.9596022769809" calcext:value-type="float">
            <text:p>12.95960227698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0.806680938974" calcext:value-type="float">
            <text:p>10.806680938974</text:p>
          </table:table-cell>
          <table:table-cell office:value-type="float" office:value="11.6608373087645" calcext:value-type="float">
            <text:p>11.6608373087645</text:p>
          </table:table-cell>
          <table:table-cell office:value-type="float" office:value="11.630244274959" calcext:value-type="float">
            <text:p>11.630244274959</text:p>
          </table:table-cell>
          <table:table-cell office:value-type="float" office:value="11.6009542164952" calcext:value-type="float">
            <text:p>11.6009542164952</text:p>
          </table:table-cell>
          <table:table-cell office:value-type="float" office:value="11.6077438294142" calcext:value-type="float">
            <text:p>11.6077438294142</text:p>
          </table:table-cell>
          <table:table-cell office:value-type="float" office:value="11.5416574575007" calcext:value-type="float">
            <text:p>11.5416574575007</text:p>
          </table:table-cell>
          <table:table-cell office:value-type="float" office:value="11.559613385722" calcext:value-type="float">
            <text:p>11.5596133857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5472938913852" calcext:value-type="float">
            <text:p>9.5472938913852</text:p>
          </table:table-cell>
          <table:table-cell office:value-type="float" office:value="11.0468027677387" calcext:value-type="float">
            <text:p>11.0468027677387</text:p>
          </table:table-cell>
          <table:table-cell office:value-type="float" office:value="10.9238428427279" calcext:value-type="float">
            <text:p>10.9238428427279</text:p>
          </table:table-cell>
          <table:table-cell office:value-type="float" office:value="10.8902678807825" calcext:value-type="float">
            <text:p>10.8902678807825</text:p>
          </table:table-cell>
          <table:table-cell office:value-type="float" office:value="11.0286202422529" calcext:value-type="float">
            <text:p>11.0286202422529</text:p>
          </table:table-cell>
          <table:table-cell office:value-type="float" office:value="10.9194714479148" calcext:value-type="float">
            <text:p>10.9194714479148</text:p>
          </table:table-cell>
          <table:table-cell office:value-type="float" office:value="10.8433437449485" calcext:value-type="float">
            <text:p>10.84334374494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4.0215454940498" calcext:value-type="float">
            <text:p>14.0215454940498</text:p>
          </table:table-cell>
          <table:table-cell office:value-type="float" office:value="15.4754705197364" calcext:value-type="float">
            <text:p>15.4754705197364</text:p>
          </table:table-cell>
          <table:table-cell office:value-type="float" office:value="15.3238590824604" calcext:value-type="float">
            <text:p>15.3238590824604</text:p>
          </table:table-cell>
          <table:table-cell office:value-type="float" office:value="15.248209785223" calcext:value-type="float">
            <text:p>15.248209785223</text:p>
          </table:table-cell>
          <table:table-cell office:value-type="float" office:value="15.1049373836815" calcext:value-type="float">
            <text:p>15.1049373836815</text:p>
          </table:table-cell>
          <table:table-cell office:value-type="float" office:value="15.1946133138984" calcext:value-type="float">
            <text:p>15.1946133138984</text:p>
          </table:table-cell>
          <table:table-cell office:value-type="float" office:value="15.0829017704725" calcext:value-type="float">
            <text:p>15.08290177047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2.4293417596817" calcext:value-type="float">
            <text:p>12.4293417596817</text:p>
          </table:table-cell>
          <table:table-cell office:value-type="float" office:value="12.8723473864049" calcext:value-type="float">
            <text:p>12.8723473864049</text:p>
          </table:table-cell>
          <table:table-cell office:value-type="float" office:value="12.9281142591685" calcext:value-type="float">
            <text:p>12.9281142591685</text:p>
          </table:table-cell>
          <table:table-cell office:value-type="float" office:value="12.9663169796765" calcext:value-type="float">
            <text:p>12.9663169796765</text:p>
          </table:table-cell>
          <table:table-cell office:value-type="float" office:value="12.906918675825" calcext:value-type="float">
            <text:p>12.906918675825</text:p>
          </table:table-cell>
          <table:table-cell office:value-type="float" office:value="12.8306124043465" calcext:value-type="float">
            <text:p>12.8306124043465</text:p>
          </table:table-cell>
          <table:table-cell office:value-type="float" office:value="12.9038362784684" calcext:value-type="float">
            <text:p>12.9038362784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4.9913405171037" calcext:value-type="float">
            <text:p>14.9913405171037</text:p>
          </table:table-cell>
          <table:table-cell office:value-type="float" office:value="16.0055633860081" calcext:value-type="float">
            <text:p>16.0055633860081</text:p>
          </table:table-cell>
          <table:table-cell office:value-type="float" office:value="15.9193627399951" calcext:value-type="float">
            <text:p>15.9193627399951</text:p>
          </table:table-cell>
          <table:table-cell office:value-type="float" office:value="15.9866255095601" calcext:value-type="float">
            <text:p>15.9866255095601</text:p>
          </table:table-cell>
          <table:table-cell office:value-type="float" office:value="15.8136227914691" calcext:value-type="float">
            <text:p>15.8136227914691</text:p>
          </table:table-cell>
          <table:table-cell office:value-type="float" office:value="15.8307057821006" calcext:value-type="float">
            <text:p>15.8307057821006</text:p>
          </table:table-cell>
          <table:table-cell office:value-type="float" office:value="15.7898590128869" calcext:value-type="float">
            <text:p>15.78985901288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1.8115829566121" calcext:value-type="float">
            <text:p>11.8115829566121</text:p>
          </table:table-cell>
          <table:table-cell office:value-type="float" office:value="12.1772361886501" calcext:value-type="float">
            <text:p>12.1772361886501</text:p>
          </table:table-cell>
          <table:table-cell office:value-type="float" office:value="12.1844679546356" calcext:value-type="float">
            <text:p>12.1844679546356</text:p>
          </table:table-cell>
          <table:table-cell office:value-type="float" office:value="12.1786791616678" calcext:value-type="float">
            <text:p>12.1786791616678</text:p>
          </table:table-cell>
          <table:table-cell office:value-type="float" office:value="12.1814567613602" calcext:value-type="float">
            <text:p>12.1814567613602</text:p>
          </table:table-cell>
          <table:table-cell office:value-type="float" office:value="12.1835080426931" calcext:value-type="float">
            <text:p>12.1835080426931</text:p>
          </table:table-cell>
          <table:table-cell office:value-type="float" office:value="12.1942757967114" calcext:value-type="float">
            <text:p>12.1942757967114</text:p>
          </table:table-cell>
          <table:table-cell/>
          <table:table-cell table:formula="of:=AVERAGE([.D72:.D85])" office:value-type="float" office:value="11.6747657981515" calcext:value-type="float">
            <text:p>11.6747657981515</text:p>
          </table:table-cell>
          <table:table-cell table:formula="of:=AVERAGE([.E72:.E85])" office:value-type="float" office:value="12.6108317777514" calcext:value-type="float">
            <text:p>12.6108317777514</text:p>
          </table:table-cell>
          <table:table-cell table:formula="of:=AVERAGE([.F72:.F85])" office:value-type="float" office:value="12.5404380577803" calcext:value-type="float">
            <text:p>12.5404380577803</text:p>
          </table:table-cell>
          <table:table-cell table:formula="of:=AVERAGE([.G72:.G85])" office:value-type="float" office:value="12.5165987883508" calcext:value-type="float">
            <text:p>12.5165987883508</text:p>
          </table:table-cell>
          <table:table-cell table:formula="of:=AVERAGE([.H72:.H85])" office:value-type="float" office:value="12.4852943521525" calcext:value-type="float">
            <text:p>12.4852943521525</text:p>
          </table:table-cell>
          <table:table-cell table:formula="of:=AVERAGE([.I72:.I85])" office:value-type="float" office:value="12.477456172279" calcext:value-type="float">
            <text:p>12.477456172279</text:p>
          </table:table-cell>
          <table:table-cell table:formula="of:=AVERAGE([.J72:.J85])" office:value-type="float" office:value="12.4684673181602" calcext:value-type="float">
            <text:p>12.4684673181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8.54623476445675" calcext:value-type="float">
            <text:p>8.54623476445675</text:p>
          </table:table-cell>
          <table:table-cell office:value-type="float" office:value="8.96435448497534" calcext:value-type="float">
            <text:p>8.96435448497534</text:p>
          </table:table-cell>
          <table:table-cell office:value-type="float" office:value="9.15389232575893" calcext:value-type="float">
            <text:p>9.15389232575893</text:p>
          </table:table-cell>
          <table:table-cell office:value-type="float" office:value="9.49727006107569" calcext:value-type="float">
            <text:p>9.49727006107569</text:p>
          </table:table-cell>
          <table:table-cell office:value-type="float" office:value="9.17136958807707" calcext:value-type="float">
            <text:p>9.17136958807707</text:p>
          </table:table-cell>
          <table:table-cell office:value-type="float" office:value="9.10511022239924" calcext:value-type="float">
            <text:p>9.10511022239924</text:p>
          </table:table-cell>
          <table:table-cell office:value-type="float" office:value="9.34558140188456" calcext:value-type="float">
            <text:p>9.345581401884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7.142824010849" calcext:value-type="float">
            <text:p>7.142824010849</text:p>
          </table:table-cell>
          <table:table-cell office:value-type="float" office:value="7.86418991357088" calcext:value-type="float">
            <text:p>7.86418991357088</text:p>
          </table:table-cell>
          <table:table-cell office:value-type="float" office:value="7.90337860405445" calcext:value-type="float">
            <text:p>7.90337860405445</text:p>
          </table:table-cell>
          <table:table-cell office:value-type="float" office:value="7.5999123775959" calcext:value-type="float">
            <text:p>7.5999123775959</text:p>
          </table:table-cell>
          <table:table-cell office:value-type="float" office:value="7.56474450170994" calcext:value-type="float">
            <text:p>7.56474450170994</text:p>
          </table:table-cell>
          <table:table-cell office:value-type="float" office:value="7.3827412340045" calcext:value-type="float">
            <text:p>7.3827412340045</text:p>
          </table:table-cell>
          <table:table-cell office:value-type="float" office:value="7.52299056380987" calcext:value-type="float">
            <text:p>7.522990563809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93424491554499" calcext:value-type="float">
            <text:p>9.93424491554499</text:p>
          </table:table-cell>
          <table:table-cell office:value-type="float" office:value="10.4520600238442" calcext:value-type="float">
            <text:p>10.4520600238442</text:p>
          </table:table-cell>
          <table:table-cell office:value-type="float" office:value="10.7951539680362" calcext:value-type="float">
            <text:p>10.7951539680362</text:p>
          </table:table-cell>
          <table:table-cell office:value-type="float" office:value="10.7692290937901" calcext:value-type="float">
            <text:p>10.7692290937901</text:p>
          </table:table-cell>
          <table:table-cell office:value-type="float" office:value="10.6187225076556" calcext:value-type="float">
            <text:p>10.6187225076556</text:p>
          </table:table-cell>
          <table:table-cell office:value-type="float" office:value="10.6143205079436" calcext:value-type="float">
            <text:p>10.6143205079436</text:p>
          </table:table-cell>
          <table:table-cell office:value-type="float" office:value="10.6342148026824" calcext:value-type="float">
            <text:p>10.63421480268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2.3693592381477" calcext:value-type="float">
            <text:p>12.3693592381477</text:p>
          </table:table-cell>
          <table:table-cell office:value-type="float" office:value="13.2275386065245" calcext:value-type="float">
            <text:p>13.2275386065245</text:p>
          </table:table-cell>
          <table:table-cell office:value-type="float" office:value="13.2837694594264" calcext:value-type="float">
            <text:p>13.2837694594264</text:p>
          </table:table-cell>
          <table:table-cell office:value-type="float" office:value="13.1946728524566" calcext:value-type="float">
            <text:p>13.1946728524566</text:p>
          </table:table-cell>
          <table:table-cell office:value-type="float" office:value="12.8856441706419" calcext:value-type="float">
            <text:p>12.8856441706419</text:p>
          </table:table-cell>
          <table:table-cell office:value-type="float" office:value="13.0634717807174" calcext:value-type="float">
            <text:p>13.0634717807174</text:p>
          </table:table-cell>
          <table:table-cell office:value-type="float" office:value="13.0417100682855" calcext:value-type="float">
            <text:p>13.04171006828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7.28639643132687" calcext:value-type="float">
            <text:p>7.28639643132687</text:p>
          </table:table-cell>
          <table:table-cell office:value-type="float" office:value="8.04711457520723" calcext:value-type="float">
            <text:p>8.04711457520723</text:p>
          </table:table-cell>
          <table:table-cell office:value-type="float" office:value="8.11294238597155" calcext:value-type="float">
            <text:p>8.11294238597155</text:p>
          </table:table-cell>
          <table:table-cell office:value-type="float" office:value="8.25767626553774" calcext:value-type="float">
            <text:p>8.25767626553774</text:p>
          </table:table-cell>
          <table:table-cell office:value-type="float" office:value="8.21933766156435" calcext:value-type="float">
            <text:p>8.21933766156435</text:p>
          </table:table-cell>
          <table:table-cell office:value-type="float" office:value="8.11010207951069" calcext:value-type="float">
            <text:p>8.11010207951069</text:p>
          </table:table-cell>
          <table:table-cell office:value-type="float" office:value="8.08535093516111" calcext:value-type="float">
            <text:p>8.085350935161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7.2555499792099" calcext:value-type="float">
            <text:p>17.2555499792099</text:p>
          </table:table-cell>
          <table:table-cell office:value-type="float" office:value="18.3986262130737" calcext:value-type="float">
            <text:p>18.3986262130737</text:p>
          </table:table-cell>
          <table:table-cell office:value-type="float" office:value="18.3127652809024" calcext:value-type="float">
            <text:p>18.3127652809024</text:p>
          </table:table-cell>
          <table:table-cell office:value-type="float" office:value="18.1936763989925" calcext:value-type="float">
            <text:p>18.1936763989925</text:p>
          </table:table-cell>
          <table:table-cell office:value-type="float" office:value="18.2439131715894" calcext:value-type="float">
            <text:p>18.2439131715894</text:p>
          </table:table-cell>
          <table:table-cell office:value-type="float" office:value="18.4801506367326" calcext:value-type="float">
            <text:p>18.4801506367326</text:p>
          </table:table-cell>
          <table:table-cell office:value-type="float" office:value="18.2880802127719" calcext:value-type="float">
            <text:p>18.28808021277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3.3949507430196" calcext:value-type="float">
            <text:p>13.3949507430196</text:p>
          </table:table-cell>
          <table:table-cell office:value-type="float" office:value="13.8738628694415" calcext:value-type="float">
            <text:p>13.8738628694415</text:p>
          </table:table-cell>
          <table:table-cell office:value-type="float" office:value="13.9296906918287" calcext:value-type="float">
            <text:p>13.9296906918287</text:p>
          </table:table-cell>
          <table:table-cell office:value-type="float" office:value="13.8689608868957" calcext:value-type="float">
            <text:p>13.8689608868957</text:p>
          </table:table-cell>
          <table:table-cell office:value-type="float" office:value="13.9241323500872" calcext:value-type="float">
            <text:p>13.9241323500872</text:p>
          </table:table-cell>
          <table:table-cell office:value-type="float" office:value="13.8681072866917" calcext:value-type="float">
            <text:p>13.8681072866917</text:p>
          </table:table-cell>
          <table:table-cell office:value-type="float" office:value="13.7186865440011" calcext:value-type="float">
            <text:p>13.7186865440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2.732241410315" calcext:value-type="float">
            <text:p>12.732241410315</text:p>
          </table:table-cell>
          <table:table-cell office:value-type="float" office:value="14.718291798532" calcext:value-type="float">
            <text:p>14.718291798532</text:p>
          </table:table-cell>
          <table:table-cell office:value-type="float" office:value="14.4083973056078" calcext:value-type="float">
            <text:p>14.4083973056078</text:p>
          </table:table-cell>
          <table:table-cell office:value-type="float" office:value="14.2272399881482" calcext:value-type="float">
            <text:p>14.2272399881482</text:p>
          </table:table-cell>
          <table:table-cell office:value-type="float" office:value="14.3761465093493" calcext:value-type="float">
            <text:p>14.3761465093493</text:p>
          </table:table-cell>
          <table:table-cell office:value-type="float" office:value="14.3366943746805" calcext:value-type="float">
            <text:p>14.3366943746805</text:p>
          </table:table-cell>
          <table:table-cell office:value-type="float" office:value="14.1482364243269" calcext:value-type="float">
            <text:p>14.14823642432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1.2351574808359" calcext:value-type="float">
            <text:p>11.2351574808359</text:p>
          </table:table-cell>
          <table:table-cell office:value-type="float" office:value="11.8322560217977" calcext:value-type="float">
            <text:p>11.8322560217977</text:p>
          </table:table-cell>
          <table:table-cell office:value-type="float" office:value="11.7387857177854" calcext:value-type="float">
            <text:p>11.7387857177854</text:p>
          </table:table-cell>
          <table:table-cell office:value-type="float" office:value="11.7384633177519" calcext:value-type="float">
            <text:p>11.7384633177519</text:p>
          </table:table-cell>
          <table:table-cell office:value-type="float" office:value="11.7788549911976" calcext:value-type="float">
            <text:p>11.7788549911976</text:p>
          </table:table-cell>
          <table:table-cell office:value-type="float" office:value="11.8812022477388" calcext:value-type="float">
            <text:p>11.8812022477388</text:p>
          </table:table-cell>
          <table:table-cell office:value-type="float" office:value="11.8477006581426" calcext:value-type="float">
            <text:p>11.84770065814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23126584500074" calcext:value-type="float">
            <text:p>9.23126584500074</text:p>
          </table:table-cell>
          <table:table-cell office:value-type="float" office:value="11.0370786815882" calcext:value-type="float">
            <text:p>11.0370786815882</text:p>
          </table:table-cell>
          <table:table-cell office:value-type="float" office:value="10.478115015924" calcext:value-type="float">
            <text:p>10.478115015924</text:p>
          </table:table-cell>
          <table:table-cell office:value-type="float" office:value="10.6030914548039" calcext:value-type="float">
            <text:p>10.6030914548039</text:p>
          </table:table-cell>
          <table:table-cell office:value-type="float" office:value="10.8074171808362" calcext:value-type="float">
            <text:p>10.8074171808362</text:p>
          </table:table-cell>
          <table:table-cell office:value-type="float" office:value="10.5694159933925" calcext:value-type="float">
            <text:p>10.5694159933925</text:p>
          </table:table-cell>
          <table:table-cell office:value-type="float" office:value="10.9056701800227" calcext:value-type="float">
            <text:p>10.90567018002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4.6848642063141" calcext:value-type="float">
            <text:p>14.6848642063141</text:p>
          </table:table-cell>
          <table:table-cell office:value-type="float" office:value="16.3017136237025" calcext:value-type="float">
            <text:p>16.3017136237025</text:p>
          </table:table-cell>
          <table:table-cell office:value-type="float" office:value="16.0089896678925" calcext:value-type="float">
            <text:p>16.0089896678925</text:p>
          </table:table-cell>
          <table:table-cell office:value-type="float" office:value="15.7554026564956" calcext:value-type="float">
            <text:p>15.7554026564956</text:p>
          </table:table-cell>
          <table:table-cell office:value-type="float" office:value="15.8267592778802" calcext:value-type="float">
            <text:p>15.8267592778802</text:p>
          </table:table-cell>
          <table:table-cell office:value-type="float" office:value="15.9820018982887" calcext:value-type="float">
            <text:p>15.9820018982887</text:p>
          </table:table-cell>
          <table:table-cell office:value-type="float" office:value="15.8162648913264" calcext:value-type="float">
            <text:p>15.81626489132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2.5566989564896" calcext:value-type="float">
            <text:p>12.5566989564896</text:p>
          </table:table-cell>
          <table:table-cell office:value-type="float" office:value="13.4891844832897" calcext:value-type="float">
            <text:p>13.4891844832897</text:p>
          </table:table-cell>
          <table:table-cell office:value-type="float" office:value="13.189497769177" calcext:value-type="float">
            <text:p>13.189497769177</text:p>
          </table:table-cell>
          <table:table-cell office:value-type="float" office:value="13.3391719189286" calcext:value-type="float">
            <text:p>13.3391719189286</text:p>
          </table:table-cell>
          <table:table-cell office:value-type="float" office:value="13.1661282014847" calcext:value-type="float">
            <text:p>13.1661282014847</text:p>
          </table:table-cell>
          <table:table-cell office:value-type="float" office:value="13.1178458225727" calcext:value-type="float">
            <text:p>13.1178458225727</text:p>
          </table:table-cell>
          <table:table-cell office:value-type="float" office:value="13.1437681365013" calcext:value-type="float">
            <text:p>13.14376813650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5.2653502359986" calcext:value-type="float">
            <text:p>15.2653502359986</text:p>
          </table:table-cell>
          <table:table-cell office:value-type="float" office:value="16.1681374043226" calcext:value-type="float">
            <text:p>16.1681374043226</text:p>
          </table:table-cell>
          <table:table-cell office:value-type="float" office:value="16.0662866619229" calcext:value-type="float">
            <text:p>16.0662866619229</text:p>
          </table:table-cell>
          <table:table-cell office:value-type="float" office:value="16.0089366027713" calcext:value-type="float">
            <text:p>16.0089366027713</text:p>
          </table:table-cell>
          <table:table-cell office:value-type="float" office:value="16.0294940567017" calcext:value-type="float">
            <text:p>16.0294940567017</text:p>
          </table:table-cell>
          <table:table-cell office:value-type="float" office:value="15.9897142845392" calcext:value-type="float">
            <text:p>15.9897142845392</text:p>
          </table:table-cell>
          <table:table-cell office:value-type="float" office:value="15.8660118386149" calcext:value-type="float">
            <text:p>15.86601183861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1.3043484387547" calcext:value-type="float">
            <text:p>11.3043484387547</text:p>
          </table:table-cell>
          <table:table-cell office:value-type="float" office:value="11.575120517239" calcext:value-type="float">
            <text:p>11.575120517239</text:p>
          </table:table-cell>
          <table:table-cell office:value-type="float" office:value="11.657385333851" calcext:value-type="float">
            <text:p>11.657385333851</text:p>
          </table:table-cell>
          <table:table-cell office:value-type="float" office:value="11.6255813274533" calcext:value-type="float">
            <text:p>11.6255813274533</text:p>
          </table:table-cell>
          <table:table-cell office:value-type="float" office:value="11.5883084983379" calcext:value-type="float">
            <text:p>11.5883084983379</text:p>
          </table:table-cell>
          <table:table-cell office:value-type="float" office:value="11.6107704669237" calcext:value-type="float">
            <text:p>11.6107704669237</text:p>
          </table:table-cell>
          <table:table-cell office:value-type="float" office:value="11.5919787859917" calcext:value-type="float">
            <text:p>11.5919787859917</text:p>
          </table:table-cell>
          <table:table-cell/>
          <table:table-cell table:formula="of:=AVERAGE([.D86:.D99])" office:value-type="float" office:value="11.4800992945262" calcext:value-type="float">
            <text:p>11.4800992945262</text:p>
          </table:table-cell>
          <table:table-cell table:formula="of:=AVERAGE([.E86:.E99])" office:value-type="float" office:value="12.3527353979541" calcext:value-type="float">
            <text:p>12.3527353979541</text:p>
          </table:table-cell>
          <table:table-cell table:formula="of:=AVERAGE([.F86:.F99])" office:value-type="float" office:value="12.3119110220139" calcext:value-type="float">
            <text:p>12.3119110220139</text:p>
          </table:table-cell>
          <table:table-cell table:formula="of:=AVERAGE([.G86:.G99])" office:value-type="float" office:value="12.2435010425214" calcext:value-type="float">
            <text:p>12.2435010425214</text:p>
          </table:table-cell>
          <table:table-cell table:formula="of:=AVERAGE([.H86:.H99])" office:value-type="float" office:value="12.2400832707967" calcext:value-type="float">
            <text:p>12.2400832707967</text:p>
          </table:table-cell>
          <table:table-cell table:formula="of:=AVERAGE([.I86:.I99])" office:value-type="float" office:value="12.2049251026394" calcext:value-type="float">
            <text:p>12.2049251026394</text:p>
          </table:table-cell>
          <table:table-cell table:formula="of:=AVERAGE([.J86:.J99])" office:value-type="float" office:value="12.212230440639" calcext:value-type="float">
            <text:p>12.212230440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02680029958487" calcext:value-type="float">
            <text:p>9.02680029958487</text:p>
          </table:table-cell>
          <table:table-cell office:value-type="float" office:value="9.61356904044747" calcext:value-type="float">
            <text:p>9.61356904044747</text:p>
          </table:table-cell>
          <table:table-cell office:value-type="float" office:value="9.55437510155141" calcext:value-type="float">
            <text:p>9.55437510155141</text:p>
          </table:table-cell>
          <table:table-cell office:value-type="float" office:value="9.37863045275211" calcext:value-type="float">
            <text:p>9.37863045275211</text:p>
          </table:table-cell>
          <table:table-cell office:value-type="float" office:value="9.28403835326433" calcext:value-type="float">
            <text:p>9.28403835326433</text:p>
          </table:table-cell>
          <table:table-cell office:value-type="float" office:value="9.41677580527961" calcext:value-type="float">
            <text:p>9.41677580527961</text:p>
          </table:table-cell>
          <table:table-cell office:value-type="float" office:value="9.53215343609452" calcext:value-type="float">
            <text:p>9.532153436094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40764690764248" calcext:value-type="float">
            <text:p>6.40764690764248</text:p>
          </table:table-cell>
          <table:table-cell office:value-type="float" office:value="7.34286201223731" calcext:value-type="float">
            <text:p>7.34286201223731</text:p>
          </table:table-cell>
          <table:table-cell office:value-type="float" office:value="7.27915412642062" calcext:value-type="float">
            <text:p>7.27915412642062</text:p>
          </table:table-cell>
          <table:table-cell office:value-type="float" office:value="7.16703347466886" calcext:value-type="float">
            <text:p>7.16703347466886</text:p>
          </table:table-cell>
          <table:table-cell office:value-type="float" office:value="7.16632471956313" calcext:value-type="float">
            <text:p>7.16632471956313</text:p>
          </table:table-cell>
          <table:table-cell office:value-type="float" office:value="7.17703907698393" calcext:value-type="float">
            <text:p>7.17703907698393</text:p>
          </table:table-cell>
          <table:table-cell office:value-type="float" office:value="7.17578289650381" calcext:value-type="float">
            <text:p>7.175782896503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739337002635" calcext:value-type="float">
            <text:p>9.739337002635</text:p>
          </table:table-cell>
          <table:table-cell office:value-type="float" office:value="10.5363324718177" calcext:value-type="float">
            <text:p>10.5363324718177</text:p>
          </table:table-cell>
          <table:table-cell office:value-type="float" office:value="10.4712978804111" calcext:value-type="float">
            <text:p>10.4712978804111</text:p>
          </table:table-cell>
          <table:table-cell office:value-type="float" office:value="10.2462133170664" calcext:value-type="float">
            <text:p>10.2462133170664</text:p>
          </table:table-cell>
          <table:table-cell office:value-type="float" office:value="10.3008149757236" calcext:value-type="float">
            <text:p>10.3008149757236</text:p>
          </table:table-cell>
          <table:table-cell office:value-type="float" office:value="10.19195494093" calcext:value-type="float">
            <text:p>10.19195494093</text:p>
          </table:table-cell>
          <table:table-cell office:value-type="float" office:value="10.2534655299783" calcext:value-type="float">
            <text:p>10.25346552997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083430814147" calcext:value-type="float">
            <text:p>13.083430814147</text:p>
          </table:table-cell>
          <table:table-cell office:value-type="float" office:value="13.7671414939314" calcext:value-type="float">
            <text:p>13.7671414939314</text:p>
          </table:table-cell>
          <table:table-cell office:value-type="float" office:value="13.681371023953" calcext:value-type="float">
            <text:p>13.681371023953</text:p>
          </table:table-cell>
          <table:table-cell office:value-type="float" office:value="13.5952237088233" calcext:value-type="float">
            <text:p>13.5952237088233</text:p>
          </table:table-cell>
          <table:table-cell office:value-type="float" office:value="13.5995136763901" calcext:value-type="float">
            <text:p>13.5995136763901</text:p>
          </table:table-cell>
          <table:table-cell office:value-type="float" office:value="13.504534214884" calcext:value-type="float">
            <text:p>13.504534214884</text:p>
          </table:table-cell>
          <table:table-cell office:value-type="float" office:value="13.6499387915432" calcext:value-type="float">
            <text:p>13.64993879154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69148999609053" calcext:value-type="float">
            <text:p>7.69148999609053</text:p>
          </table:table-cell>
          <table:table-cell office:value-type="float" office:value="8.39403488993645" calcext:value-type="float">
            <text:p>8.39403488993645</text:p>
          </table:table-cell>
          <table:table-cell office:value-type="float" office:value="8.38809373825788" calcext:value-type="float">
            <text:p>8.38809373825788</text:p>
          </table:table-cell>
          <table:table-cell office:value-type="float" office:value="8.35280736602843" calcext:value-type="float">
            <text:p>8.35280736602843</text:p>
          </table:table-cell>
          <table:table-cell office:value-type="float" office:value="8.34294447235763" calcext:value-type="float">
            <text:p>8.34294447235763</text:p>
          </table:table-cell>
          <table:table-cell office:value-type="float" office:value="8.46835152640939" calcext:value-type="float">
            <text:p>8.46835152640939</text:p>
          </table:table-cell>
          <table:table-cell office:value-type="float" office:value="8.4343462228775" calcext:value-type="float">
            <text:p>8.43434622287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6.6655428270996" calcext:value-type="float">
            <text:p>16.6655428270996</text:p>
          </table:table-cell>
          <table:table-cell office:value-type="float" office:value="17.3762127250433" calcext:value-type="float">
            <text:p>17.3762127250433</text:p>
          </table:table-cell>
          <table:table-cell office:value-type="float" office:value="17.3262306985259" calcext:value-type="float">
            <text:p>17.3262306985259</text:p>
          </table:table-cell>
          <table:table-cell office:value-type="float" office:value="17.3564093865454" calcext:value-type="float">
            <text:p>17.3564093865454</text:p>
          </table:table-cell>
          <table:table-cell office:value-type="float" office:value="17.3844171974808" calcext:value-type="float">
            <text:p>17.3844171974808</text:p>
          </table:table-cell>
          <table:table-cell office:value-type="float" office:value="17.380444117263" calcext:value-type="float">
            <text:p>17.380444117263</text:p>
          </table:table-cell>
          <table:table-cell office:value-type="float" office:value="17.1387289610505" calcext:value-type="float">
            <text:p>17.13872896105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2707966328412" calcext:value-type="float">
            <text:p>13.2707966328412</text:p>
          </table:table-cell>
          <table:table-cell office:value-type="float" office:value="14.0116661734134" calcext:value-type="float">
            <text:p>14.0116661734134</text:p>
          </table:table-cell>
          <table:table-cell office:value-type="float" office:value="14.0474671987444" calcext:value-type="float">
            <text:p>14.0474671987444</text:p>
          </table:table-cell>
          <table:table-cell office:value-type="float" office:value="13.8859318915755" calcext:value-type="float">
            <text:p>13.8859318915755</text:p>
          </table:table-cell>
          <table:table-cell office:value-type="float" office:value="13.89980839625" calcext:value-type="float">
            <text:p>13.89980839625</text:p>
          </table:table-cell>
          <table:table-cell office:value-type="float" office:value="13.8083765032887" calcext:value-type="float">
            <text:p>13.8083765032887</text:p>
          </table:table-cell>
          <table:table-cell office:value-type="float" office:value="13.7949932382256" calcext:value-type="float">
            <text:p>13.79499323822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1.7358110649884" calcext:value-type="float">
            <text:p>11.7358110649884</text:p>
          </table:table-cell>
          <table:table-cell office:value-type="float" office:value="13.2114091822505" calcext:value-type="float">
            <text:p>13.2114091822505</text:p>
          </table:table-cell>
          <table:table-cell office:value-type="float" office:value="13.115702316314" calcext:value-type="float">
            <text:p>13.115702316314</text:p>
          </table:table-cell>
          <table:table-cell office:value-type="float" office:value="13.1303583182395" calcext:value-type="float">
            <text:p>13.1303583182395</text:p>
          </table:table-cell>
          <table:table-cell office:value-type="float" office:value="13.0583150148392" calcext:value-type="float">
            <text:p>13.0583150148392</text:p>
          </table:table-cell>
          <table:table-cell office:value-type="float" office:value="13.2712036231905" calcext:value-type="float">
            <text:p>13.2712036231905</text:p>
          </table:table-cell>
          <table:table-cell office:value-type="float" office:value="13.2548561258614" calcext:value-type="float">
            <text:p>13.25485612586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0.8066808841378" calcext:value-type="float">
            <text:p>10.8066808841378</text:p>
          </table:table-cell>
          <table:table-cell office:value-type="float" office:value="11.6472904065996" calcext:value-type="float">
            <text:p>11.6472904065996</text:p>
          </table:table-cell>
          <table:table-cell office:value-type="float" office:value="11.6969381608814" calcext:value-type="float">
            <text:p>11.6969381608814</text:p>
          </table:table-cell>
          <table:table-cell office:value-type="float" office:value="11.679834554866" calcext:value-type="float">
            <text:p>11.679834554866</text:p>
          </table:table-cell>
          <table:table-cell office:value-type="float" office:value="11.6684708625078" calcext:value-type="float">
            <text:p>11.6684708625078</text:p>
          </table:table-cell>
          <table:table-cell office:value-type="float" office:value="11.6306631600857" calcext:value-type="float">
            <text:p>11.6306631600857</text:p>
          </table:table-cell>
          <table:table-cell office:value-type="float" office:value="11.6093392995745" calcext:value-type="float">
            <text:p>11.60933929957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5472938913852" calcext:value-type="float">
            <text:p>9.5472938913852</text:p>
          </table:table-cell>
          <table:table-cell office:value-type="float" office:value="11.137307479009" calcext:value-type="float">
            <text:p>11.137307479009</text:p>
          </table:table-cell>
          <table:table-cell office:value-type="float" office:value="11.054074440673" calcext:value-type="float">
            <text:p>11.054074440673</text:p>
          </table:table-cell>
          <table:table-cell office:value-type="float" office:value="11.0351984431595" calcext:value-type="float">
            <text:p>11.0351984431595</text:p>
          </table:table-cell>
          <table:table-cell office:value-type="float" office:value="11.0075713156164" calcext:value-type="float">
            <text:p>11.0075713156164</text:p>
          </table:table-cell>
          <table:table-cell office:value-type="float" office:value="10.8842368398607" calcext:value-type="float">
            <text:p>10.8842368398607</text:p>
          </table:table-cell>
          <table:table-cell office:value-type="float" office:value="10.9905148971081" calcext:value-type="float">
            <text:p>10.990514897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4.0215267412364" calcext:value-type="float">
            <text:p>14.0215267412364</text:p>
          </table:table-cell>
          <table:table-cell office:value-type="float" office:value="15.2806773214787" calcext:value-type="float">
            <text:p>15.2806773214787</text:p>
          </table:table-cell>
          <table:table-cell office:value-type="float" office:value="15.1134680214524" calcext:value-type="float">
            <text:p>15.1134680214524</text:p>
          </table:table-cell>
          <table:table-cell office:value-type="float" office:value="15.0779308952391" calcext:value-type="float">
            <text:p>15.0779308952391</text:p>
          </table:table-cell>
          <table:table-cell office:value-type="float" office:value="15.077800039649" calcext:value-type="float">
            <text:p>15.077800039649</text:p>
          </table:table-cell>
          <table:table-cell office:value-type="float" office:value="14.9299091081321" calcext:value-type="float">
            <text:p>14.9299091081321</text:p>
          </table:table-cell>
          <table:table-cell office:value-type="float" office:value="15.0308403346688" calcext:value-type="float">
            <text:p>15.03084033466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4293417596817" calcext:value-type="float">
            <text:p>12.4293417596817</text:p>
          </table:table-cell>
          <table:table-cell office:value-type="float" office:value="12.9845792154223" calcext:value-type="float">
            <text:p>12.9845792154223</text:p>
          </table:table-cell>
          <table:table-cell office:value-type="float" office:value="13.0183183125407" calcext:value-type="float">
            <text:p>13.0183183125407</text:p>
          </table:table-cell>
          <table:table-cell office:value-type="float" office:value="12.8871799221635" calcext:value-type="float">
            <text:p>12.8871799221635</text:p>
          </table:table-cell>
          <table:table-cell office:value-type="float" office:value="13.0429424971342" calcext:value-type="float">
            <text:p>13.0429424971342</text:p>
          </table:table-cell>
          <table:table-cell office:value-type="float" office:value="12.661360674426" calcext:value-type="float">
            <text:p>12.661360674426</text:p>
          </table:table-cell>
          <table:table-cell office:value-type="float" office:value="12.6430421155691" calcext:value-type="float">
            <text:p>12.64304211556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4.9913428631425" calcext:value-type="float">
            <text:p>14.9913428631425</text:p>
          </table:table-cell>
          <table:table-cell office:value-type="float" office:value="16.0600926425308" calcext:value-type="float">
            <text:p>16.0600926425308</text:p>
          </table:table-cell>
          <table:table-cell office:value-type="float" office:value="15.9628779546171" calcext:value-type="float">
            <text:p>15.9628779546171</text:p>
          </table:table-cell>
          <table:table-cell office:value-type="float" office:value="15.9906815367192" calcext:value-type="float">
            <text:p>15.9906815367192</text:p>
          </table:table-cell>
          <table:table-cell office:value-type="float" office:value="15.9398957720399" calcext:value-type="float">
            <text:p>15.9398957720399</text:p>
          </table:table-cell>
          <table:table-cell office:value-type="float" office:value="15.9333313792944" calcext:value-type="float">
            <text:p>15.9333313792944</text:p>
          </table:table-cell>
          <table:table-cell office:value-type="float" office:value="15.8712455338985" calcext:value-type="float">
            <text:p>15.8712455338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1.8115829566121" calcext:value-type="float">
            <text:p>11.8115829566121</text:p>
          </table:table-cell>
          <table:table-cell office:value-type="float" office:value="12.1726176896691" calcext:value-type="float">
            <text:p>12.1726176896691</text:p>
          </table:table-cell>
          <table:table-cell office:value-type="float" office:value="12.2080652973056" calcext:value-type="float">
            <text:p>12.2080652973056</text:p>
          </table:table-cell>
          <table:table-cell office:value-type="float" office:value="12.2405394813418" calcext:value-type="float">
            <text:p>12.2405394813418</text:p>
          </table:table-cell>
          <table:table-cell office:value-type="float" office:value="12.2317577475309" calcext:value-type="float">
            <text:p>12.2317577475309</text:p>
          </table:table-cell>
          <table:table-cell office:value-type="float" office:value="12.2119787701964" calcext:value-type="float">
            <text:p>12.2119787701964</text:p>
          </table:table-cell>
          <table:table-cell office:value-type="float" office:value="12.2711275365949" calcext:value-type="float">
            <text:p>12.2711275365949</text:p>
          </table:table-cell>
          <table:table-cell/>
          <table:table-cell table:formula="of:=AVERAGE([.D100:.D113])" office:value-type="float" office:value="11.6747657143644" calcext:value-type="float">
            <text:p>11.6747657143644</text:p>
          </table:table-cell>
          <table:table-cell table:formula="of:=AVERAGE([.E100:.E113])" office:value-type="float" office:value="12.5743592375304" calcext:value-type="float">
            <text:p>12.5743592375304</text:p>
          </table:table-cell>
          <table:table-cell table:formula="of:=AVERAGE([.F100:.F113])" office:value-type="float" office:value="12.5758734499131" calcext:value-type="float">
            <text:p>12.5758734499131</text:p>
          </table:table-cell>
          <table:table-cell table:formula="of:=AVERAGE([.G100:.G113])" office:value-type="float" office:value="12.4648914898293" calcext:value-type="float">
            <text:p>12.4648914898293</text:p>
          </table:table-cell>
          <table:table-cell table:formula="of:=AVERAGE([.H100:.H113])" office:value-type="float" office:value="12.5014958687978" calcext:value-type="float">
            <text:p>12.5014958687978</text:p>
          </table:table-cell>
          <table:table-cell table:formula="of:=AVERAGE([.I100:.I113])" office:value-type="float" office:value="12.4665938623462" calcext:value-type="float">
            <text:p>12.4665938623462</text:p>
          </table:table-cell>
          <table:table-cell table:formula="of:=AVERAGE([.J100:.J113])" office:value-type="float" office:value="12.4015885279647" calcext:value-type="float">
            <text:p>12.4015885279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54623476445675" calcext:value-type="float">
            <text:p>8.54623476445675</text:p>
          </table:table-cell>
          <table:table-cell office:value-type="float" office:value="9.25450640946627" calcext:value-type="float">
            <text:p>9.25450640946627</text:p>
          </table:table-cell>
          <table:table-cell office:value-type="float" office:value="9.20398323476315" calcext:value-type="float">
            <text:p>9.20398323476315</text:p>
          </table:table-cell>
          <table:table-cell office:value-type="float" office:value="9.19493902087212" calcext:value-type="float">
            <text:p>9.19493902087212</text:p>
          </table:table-cell>
          <table:table-cell office:value-type="float" office:value="9.25281208097935" calcext:value-type="float">
            <text:p>9.25281208097935</text:p>
          </table:table-cell>
          <table:table-cell office:value-type="float" office:value="9.20705168664455" calcext:value-type="float">
            <text:p>9.20705168664455</text:p>
          </table:table-cell>
          <table:table-cell office:value-type="float" office:value="9.46092219918966" calcext:value-type="float">
            <text:p>9.460922199189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142824010849" calcext:value-type="float">
            <text:p>7.142824010849</text:p>
          </table:table-cell>
          <table:table-cell office:value-type="float" office:value="7.61604332268238" calcext:value-type="float">
            <text:p>7.61604332268238</text:p>
          </table:table-cell>
          <table:table-cell office:value-type="float" office:value="7.59900881975889" calcext:value-type="float">
            <text:p>7.59900881975889</text:p>
          </table:table-cell>
          <table:table-cell office:value-type="float" office:value="7.32634214282036" calcext:value-type="float">
            <text:p>7.32634214282036</text:p>
          </table:table-cell>
          <table:table-cell office:value-type="float" office:value="7.43530459135771" calcext:value-type="float">
            <text:p>7.43530459135771</text:p>
          </table:table-cell>
          <table:table-cell office:value-type="float" office:value="7.63210350751877" calcext:value-type="float">
            <text:p>7.63210350751877</text:p>
          </table:table-cell>
          <table:table-cell office:value-type="float" office:value="7.43884973526001" calcext:value-type="float">
            <text:p>7.43884973526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93424491554499" calcext:value-type="float">
            <text:p>9.93424491554499</text:p>
          </table:table-cell>
          <table:table-cell office:value-type="float" office:value="10.6064864009619" calcext:value-type="float">
            <text:p>10.6064864009619</text:p>
          </table:table-cell>
          <table:table-cell office:value-type="float" office:value="10.3313480052352" calcext:value-type="float">
            <text:p>10.3313480052352</text:p>
          </table:table-cell>
          <table:table-cell office:value-type="float" office:value="10.4095804673433" calcext:value-type="float">
            <text:p>10.4095804673433</text:p>
          </table:table-cell>
          <table:table-cell office:value-type="float" office:value="10.3432736858726" calcext:value-type="float">
            <text:p>10.3432736858726</text:p>
          </table:table-cell>
          <table:table-cell office:value-type="float" office:value="10.3868184646964" calcext:value-type="float">
            <text:p>10.3868184646964</text:p>
          </table:table-cell>
          <table:table-cell office:value-type="float" office:value="10.5037403085828" calcext:value-type="float">
            <text:p>10.50374030858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3693592381477" calcext:value-type="float">
            <text:p>12.3693592381477</text:p>
          </table:table-cell>
          <table:table-cell office:value-type="float" office:value="13.2488643103838" calcext:value-type="float">
            <text:p>13.2488643103838</text:p>
          </table:table-cell>
          <table:table-cell office:value-type="float" office:value="13.2680529680848" calcext:value-type="float">
            <text:p>13.2680529680848</text:p>
          </table:table-cell>
          <table:table-cell office:value-type="float" office:value="13.120539381206" calcext:value-type="float">
            <text:p>13.120539381206</text:p>
          </table:table-cell>
          <table:table-cell office:value-type="float" office:value="13.2156615230441" calcext:value-type="float">
            <text:p>13.2156615230441</text:p>
          </table:table-cell>
          <table:table-cell office:value-type="float" office:value="13.1914709821343" calcext:value-type="float">
            <text:p>13.1914709821343</text:p>
          </table:table-cell>
          <table:table-cell office:value-type="float" office:value="13.295109526515" calcext:value-type="float">
            <text:p>13.2951095265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28639643132687" calcext:value-type="float">
            <text:p>7.28639643132687</text:p>
          </table:table-cell>
          <table:table-cell office:value-type="float" office:value="8.33119158625603" calcext:value-type="float">
            <text:p>8.33119158625603</text:p>
          </table:table-cell>
          <table:table-cell office:value-type="float" office:value="8.33341145038605" calcext:value-type="float">
            <text:p>8.33341145038605</text:p>
          </table:table-cell>
          <table:table-cell office:value-type="float" office:value="8.25263310939074" calcext:value-type="float">
            <text:p>8.25263310939074</text:p>
          </table:table-cell>
          <table:table-cell office:value-type="float" office:value="8.19924065828323" calcext:value-type="float">
            <text:p>8.19924065828323</text:p>
          </table:table-cell>
          <table:table-cell office:value-type="float" office:value="8.25770740926266" calcext:value-type="float">
            <text:p>8.25770740926266</text:p>
          </table:table-cell>
          <table:table-cell office:value-type="float" office:value="8.21191947996616" calcext:value-type="float">
            <text:p>8.21191947996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7.2555499792099" calcext:value-type="float">
            <text:p>17.2555499792099</text:p>
          </table:table-cell>
          <table:table-cell office:value-type="float" office:value="18.3187656706572" calcext:value-type="float">
            <text:p>18.3187656706572</text:p>
          </table:table-cell>
          <table:table-cell office:value-type="float" office:value="18.3775421544909" calcext:value-type="float">
            <text:p>18.3775421544909</text:p>
          </table:table-cell>
          <table:table-cell office:value-type="float" office:value="18.2371130815148" calcext:value-type="float">
            <text:p>18.2371130815148</text:p>
          </table:table-cell>
          <table:table-cell office:value-type="float" office:value="18.3987962350249" calcext:value-type="float">
            <text:p>18.3987962350249</text:p>
          </table:table-cell>
          <table:table-cell office:value-type="float" office:value="18.1638574057817" calcext:value-type="float">
            <text:p>18.1638574057817</text:p>
          </table:table-cell>
          <table:table-cell office:value-type="float" office:value="18.3163963249326" calcext:value-type="float">
            <text:p>18.31639632493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3949507430196" calcext:value-type="float">
            <text:p>13.3949507430196</text:p>
          </table:table-cell>
          <table:table-cell office:value-type="float" office:value="13.8728314164281" calcext:value-type="float">
            <text:p>13.8728314164281</text:p>
          </table:table-cell>
          <table:table-cell office:value-type="float" office:value="13.7385091325641" calcext:value-type="float">
            <text:p>13.7385091325641</text:p>
          </table:table-cell>
          <table:table-cell office:value-type="float" office:value="13.5868596765399" calcext:value-type="float">
            <text:p>13.5868596765399</text:p>
          </table:table-cell>
          <table:table-cell office:value-type="float" office:value="13.5520044881105" calcext:value-type="float">
            <text:p>13.5520044881105</text:p>
          </table:table-cell>
          <table:table-cell office:value-type="float" office:value="13.6143872651458" calcext:value-type="float">
            <text:p>13.6143872651458</text:p>
          </table:table-cell>
          <table:table-cell office:value-type="float" office:value="13.5268515503407" calcext:value-type="float">
            <text:p>13.52685155034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732241410315" calcext:value-type="float">
            <text:p>12.732241410315</text:p>
          </table:table-cell>
          <table:table-cell office:value-type="float" office:value="14.5776964327693" calcext:value-type="float">
            <text:p>14.5776964327693</text:p>
          </table:table-cell>
          <table:table-cell office:value-type="float" office:value="14.3223562204838" calcext:value-type="float">
            <text:p>14.3223562204838</text:p>
          </table:table-cell>
          <table:table-cell office:value-type="float" office:value="14.4024352070689" calcext:value-type="float">
            <text:p>14.4024352070689</text:p>
          </table:table-cell>
          <table:table-cell office:value-type="float" office:value="14.4814877191186" calcext:value-type="float">
            <text:p>14.4814877191186</text:p>
          </table:table-cell>
          <table:table-cell office:value-type="float" office:value="14.32392714113" calcext:value-type="float">
            <text:p>14.32392714113</text:p>
          </table:table-cell>
          <table:table-cell office:value-type="float" office:value="14.1280027279258" calcext:value-type="float">
            <text:p>14.12800272792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1.2351563078165" calcext:value-type="float">
            <text:p>11.2351563078165</text:p>
          </table:table-cell>
          <table:table-cell office:value-type="float" office:value="11.977554987967" calcext:value-type="float">
            <text:p>11.977554987967</text:p>
          </table:table-cell>
          <table:table-cell office:value-type="float" office:value="11.9451092478633" calcext:value-type="float">
            <text:p>11.9451092478633</text:p>
          </table:table-cell>
          <table:table-cell office:value-type="float" office:value="11.7909734049439" calcext:value-type="float">
            <text:p>11.7909734049439</text:p>
          </table:table-cell>
          <table:table-cell office:value-type="float" office:value="11.7839679288864" calcext:value-type="float">
            <text:p>11.7839679288864</text:p>
          </table:table-cell>
          <table:table-cell office:value-type="float" office:value="11.7093965262175" calcext:value-type="float">
            <text:p>11.7093965262175</text:p>
          </table:table-cell>
          <table:table-cell office:value-type="float" office:value="11.7334296306968" calcext:value-type="float">
            <text:p>11.73342963069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23126584500074" calcext:value-type="float">
            <text:p>9.23126584500074</text:p>
          </table:table-cell>
          <table:table-cell office:value-type="float" office:value="10.7399313437939" calcext:value-type="float">
            <text:p>10.7399313437939</text:p>
          </table:table-cell>
          <table:table-cell office:value-type="float" office:value="11.5301852408051" calcext:value-type="float">
            <text:p>11.5301852408051</text:p>
          </table:table-cell>
          <table:table-cell office:value-type="float" office:value="10.5261304730177" calcext:value-type="float">
            <text:p>10.5261304730177</text:p>
          </table:table-cell>
          <table:table-cell office:value-type="float" office:value="10.7813176351786" calcext:value-type="float">
            <text:p>10.7813176351786</text:p>
          </table:table-cell>
          <table:table-cell office:value-type="float" office:value="10.6919711306691" calcext:value-type="float">
            <text:p>10.6919711306691</text:p>
          </table:table-cell>
          <table:table-cell office:value-type="float" office:value="10.3126890015602" calcext:value-type="float">
            <text:p>10.31268900156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4.6848642063141" calcext:value-type="float">
            <text:p>14.6848642063141</text:p>
          </table:table-cell>
          <table:table-cell office:value-type="float" office:value="15.8660669159889" calcext:value-type="float">
            <text:p>15.8660669159889</text:p>
          </table:table-cell>
          <table:table-cell office:value-type="float" office:value="15.8952646952868" calcext:value-type="float">
            <text:p>15.8952646952868</text:p>
          </table:table-cell>
          <table:table-cell office:value-type="float" office:value="15.9026834660769" calcext:value-type="float">
            <text:p>15.9026834660769</text:p>
          </table:table-cell>
          <table:table-cell office:value-type="float" office:value="15.686044383049" calcext:value-type="float">
            <text:p>15.686044383049</text:p>
          </table:table-cell>
          <table:table-cell office:value-type="float" office:value="15.7575833907723" calcext:value-type="float">
            <text:p>15.7575833907723</text:p>
          </table:table-cell>
          <table:table-cell office:value-type="float" office:value="15.548834682107" calcext:value-type="float">
            <text:p>15.5488346821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2.5566989564896" calcext:value-type="float">
            <text:p>12.5566989564896</text:p>
          </table:table-cell>
          <table:table-cell office:value-type="float" office:value="13.3174049001932" calcext:value-type="float">
            <text:p>13.3174049001932</text:p>
          </table:table-cell>
          <table:table-cell office:value-type="float" office:value="13.1972480645776" calcext:value-type="float">
            <text:p>13.1972480645776</text:p>
          </table:table-cell>
          <table:table-cell office:value-type="float" office:value="13.2134308940172" calcext:value-type="float">
            <text:p>13.2134308940172</text:p>
          </table:table-cell>
          <table:table-cell office:value-type="float" office:value="13.4603390952945" calcext:value-type="float">
            <text:p>13.4603390952945</text:p>
          </table:table-cell>
          <table:table-cell office:value-type="float" office:value="13.0988516458869" calcext:value-type="float">
            <text:p>13.0988516458869</text:p>
          </table:table-cell>
          <table:table-cell office:value-type="float" office:value="12.9751423856616" calcext:value-type="float">
            <text:p>12.9751423856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5.2653502359986" calcext:value-type="float">
            <text:p>15.2653502359986</text:p>
          </table:table-cell>
          <table:table-cell office:value-type="float" office:value="16.1410679382086" calcext:value-type="float">
            <text:p>16.1410679382086</text:p>
          </table:table-cell>
          <table:table-cell office:value-type="float" office:value="16.1121437671781" calcext:value-type="float">
            <text:p>16.1121437671781</text:p>
          </table:table-cell>
          <table:table-cell office:value-type="float" office:value="16.3042810514569" calcext:value-type="float">
            <text:p>16.3042810514569</text:p>
          </table:table-cell>
          <table:table-cell office:value-type="float" office:value="16.198934391439" calcext:value-type="float">
            <text:p>16.198934391439</text:p>
          </table:table-cell>
          <table:table-cell office:value-type="float" office:value="16.2852087467909" calcext:value-type="float">
            <text:p>16.2852087467909</text:p>
          </table:table-cell>
          <table:table-cell office:value-type="float" office:value="15.8992243021727" calcext:value-type="float">
            <text:p>15.8992243021727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obj_0526_node10_const10_feat32.A2:obj_0526_node10_const10_feat32.J113" table:display-filter-buttons="true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1:23:24.538290016</dc:date>
    <meta:editing-duration>PT6M49S</meta:editing-duration>
    <meta:editing-cycles>1</meta:editing-cycles>
    <meta:document-statistic meta:table-count="1" meta:cell-count="1263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81cm" svg:y="3.454cm" style:legend-expansion="high" chart:style-name="ch2"/>
        <chart:plot-area chart:style-name="ch3" table:cell-range-address="obj_0526_node10_const10_feat32.V1:obj_0526_node10_const10_feat32.AA5 obj_0526_node10_const10_feat32.T2:obj_0526_node10_const10_feat32.T5" chart:data-source-has-labels="column" svg:x="0.32cm" svg:y="0.18cm" svg:width="12.541cm" svg:height="8.64cm">
          <chartooo:coordinate-region svg:x="1.232cm" svg:y="0.379cm" svg:width="11.5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bj_0526_node10_const10_feat32.V2:obj_0526_node10_const10_feat32.AA2" chart:label-cell-address="obj_0526_node10_const10_feat32.T2:obj_0526_node10_const10_feat32.T2" chart:class="chart:scatter">
            <chart:domain table:cell-range-address="obj_0526_node10_const10_feat32.V1:obj_0526_node10_const10_feat32.AA1"/>
            <chart:data-point chart:repeated="6"/>
          </chart:series>
          <chart:series chart:style-name="ch8" chart:values-cell-range-address="obj_0526_node10_const10_feat32.V3:obj_0526_node10_const10_feat32.AA3" chart:label-cell-address="obj_0526_node10_const10_feat32.T3:obj_0526_node10_const10_feat32.T3" chart:class="chart:scatter">
            <chart:data-point chart:repeated="6"/>
          </chart:series>
          <chart:series chart:style-name="ch9" chart:values-cell-range-address="obj_0526_node10_const10_feat32.V4:obj_0526_node10_const10_feat32.AA4" chart:label-cell-address="obj_0526_node10_const10_feat32.T4:obj_0526_node10_const10_feat32.T4" chart:class="chart:scatter">
            <chart:data-point chart:repeated="6"/>
          </chart:series>
          <chart:series chart:style-name="ch10" chart:values-cell-range-address="obj_0526_node10_const10_feat32.V5:obj_0526_node10_const10_feat32.AA5" chart:label-cell-address="obj_0526_node10_const10_feat32.T5:obj_0526_node10_const10_feat32.T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bj_0526_node10_const10_feat32.V1:obj_0526_node10_const10_feat32.AA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bust ts</text:p>
                <draw:g>
                  <svg:desc>obj_0526_node10_const10_feat32.T2:obj_0526_node10_const10_feat32.T2</svg:desc>
                </draw:g>
              </table:table-cell>
              <table:table-cell office:value-type="float" office:value="12.4994392827898">
                <text:p>12.4994392827898</text:p>
                <draw:g>
                  <svg:desc>obj_0526_node10_const10_feat32.V2:obj_0526_node10_const10_feat32.AA2</svg:desc>
                </draw:g>
              </table:table-cell>
              <table:table-cell office:value-type="float" office:value="12.291834717345">
                <text:p>12.291834717345</text:p>
              </table:table-cell>
              <table:table-cell office:value-type="float" office:value="12.2452023747084">
                <text:p>12.2452023747084</text:p>
              </table:table-cell>
              <table:table-cell office:value-type="float" office:value="12.23326858694">
                <text:p>12.23326858694</text:p>
              </table:table-cell>
              <table:table-cell office:value-type="float" office:value="12.2309532966412">
                <text:p>12.2309532966412</text:p>
              </table:table-cell>
              <table:table-cell office:value-type="float" office:value="12.2060476305389">
                <text:p>12.2060476305389</text:p>
              </table:table-cell>
            </table:table-row>
            <table:table-row>
              <table:table-cell office:value-type="string">
                <text:p>robust df</text:p>
                <draw:g>
                  <svg:desc>obj_0526_node10_const10_feat32.T3:obj_0526_node10_const10_feat32.T3</svg:desc>
                </draw:g>
              </table:table-cell>
              <table:table-cell office:value-type="float" office:value="12.4458948595662">
                <text:p>12.4458948595662</text:p>
                <draw:g>
                  <svg:desc>obj_0526_node10_const10_feat32.V3:obj_0526_node10_const10_feat32.AA3</svg:desc>
                </draw:g>
              </table:table-cell>
              <table:table-cell office:value-type="float" office:value="12.3367697880843">
                <text:p>12.3367697880843</text:p>
              </table:table-cell>
              <table:table-cell office:value-type="float" office:value="12.3177922499978">
                <text:p>12.3177922499978</text:p>
              </table:table-cell>
              <table:table-cell office:value-type="float" office:value="12.210218387922">
                <text:p>12.210218387922</text:p>
              </table:table-cell>
              <table:table-cell office:value-type="float" office:value="12.1803633837136">
                <text:p>12.1803633837136</text:p>
              </table:table-cell>
              <table:table-cell office:value-type="float" office:value="12.1333513966895">
                <text:p>12.1333513966895</text:p>
              </table:table-cell>
            </table:table-row>
            <table:table-row>
              <table:table-cell office:value-type="string">
                <text:p>Non-robust ts</text:p>
                <draw:g>
                  <svg:desc>obj_0526_node10_const10_feat32.T4:obj_0526_node10_const10_feat32.T4</svg:desc>
                </draw:g>
              </table:table-cell>
              <table:table-cell office:value-type="float" office:value="12.3502546154122">
                <text:p>12.3502546154122</text:p>
                <draw:g>
                  <svg:desc>obj_0526_node10_const10_feat32.V4:obj_0526_node10_const10_feat32.AA4</svg:desc>
                </draw:g>
              </table:table-cell>
              <table:table-cell office:value-type="float" office:value="12.3192679151946">
                <text:p>12.3192679151946</text:p>
              </table:table-cell>
              <table:table-cell office:value-type="float" office:value="12.3002871810858">
                <text:p>12.3002871810858</text:p>
              </table:table-cell>
              <table:table-cell office:value-type="float" office:value="12.2798307738613">
                <text:p>12.2798307738613</text:p>
              </table:table-cell>
              <table:table-cell office:value-type="float" office:value="12.2446594572812">
                <text:p>12.2446594572812</text:p>
              </table:table-cell>
              <table:table-cell office:value-type="float" office:value="12.2385757596418">
                <text:p>12.2385757596418</text:p>
              </table:table-cell>
            </table:table-row>
            <table:table-row>
              <table:table-cell office:value-type="string">
                <text:p>Non-robust df</text:p>
                <draw:g>
                  <svg:desc>obj_0526_node10_const10_feat32.T5:obj_0526_node10_const10_feat32.T5</svg:desc>
                </draw:g>
              </table:table-cell>
              <table:table-cell office:value-type="float" office:value="12.3527353979541">
                <text:p>12.3527353979541</text:p>
                <draw:g>
                  <svg:desc>obj_0526_node10_const10_feat32.V5:obj_0526_node10_const10_feat32.AA5</svg:desc>
                </draw:g>
              </table:table-cell>
              <table:table-cell office:value-type="float" office:value="12.3119110220139">
                <text:p>12.3119110220139</text:p>
              </table:table-cell>
              <table:table-cell office:value-type="float" office:value="12.2435010425214">
                <text:p>12.2435010425214</text:p>
              </table:table-cell>
              <table:table-cell office:value-type="float" office:value="12.2400832707967">
                <text:p>12.2400832707967</text:p>
              </table:table-cell>
              <table:table-cell office:value-type="float" office:value="12.2049251026394">
                <text:p>12.2049251026394</text:p>
              </table:table-cell>
              <table:table-cell office:value-type="float" office:value="12.212230440639">
                <text:p>12.212230440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454cm" style:legend-expansion="high" chart:style-name="ch2"/>
        <chart:plot-area chart:style-name="ch3" table:cell-range-address="obj_0526_node10_const10_feat32.V8:obj_0526_node10_const10_feat32.W12 obj_0526_node10_const10_feat32.Y8:obj_0526_node10_const10_feat32.Y12 obj_0526_node10_const10_feat32.AA8:obj_0526_node10_const10_feat32.AA12" chart:data-source-has-labels="row" svg:x="0.32cm" svg:y="0.18cm" svg:width="12.878cm" svg:height="8.64cm">
          <chartooo:coordinate-region svg:x="1.232cm" svg:y="0.38cm" svg:width="11.872cm" svg:height="7.794cm"/>
          <chart:axis chart:dimension="x" chart:name="primary-x" chart:style-name="ch4" chartooo:axis-type="auto">
            <chart:categories table:cell-range-address="obj_0526_node10_const10_feat32.V8:obj_0526_node10_const10_feat32.W8 obj_0526_node10_const10_feat32.Y8:obj_0526_node10_const10_feat32.Y8 obj_0526_node10_const10_feat32.AA8:obj_0526_node10_const10_feat32.A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_0526_node10_const10_feat32.V9:obj_0526_node10_const10_feat32.W9 obj_0526_node10_const10_feat32.Y9:obj_0526_node10_const10_feat32.Y9 obj_0526_node10_const10_feat32.AA9:obj_0526_node10_const10_feat32.AA9" chart:class="chart:scatter">
            <chart:domain table:cell-range-address="obj_0526_node10_const10_feat32.V8:obj_0526_node10_const10_feat32.W8 obj_0526_node10_const10_feat32.Y8:obj_0526_node10_const10_feat32.Y8 obj_0526_node10_const10_feat32.AA8:obj_0526_node10_const10_feat32.AA8"/>
            <chart:data-point chart:repeated="4"/>
          </chart:series>
          <chart:series chart:style-name="ch8" chart:values-cell-range-address="obj_0526_node10_const10_feat32.V10:obj_0526_node10_const10_feat32.W10 obj_0526_node10_const10_feat32.Y10:obj_0526_node10_const10_feat32.Y10 obj_0526_node10_const10_feat32.AA10:obj_0526_node10_const10_feat32.AA10" chart:class="chart:scatter">
            <chart:data-point chart:repeated="4"/>
          </chart:series>
          <chart:series chart:style-name="ch9" chart:values-cell-range-address="obj_0526_node10_const10_feat32.V11:obj_0526_node10_const10_feat32.W11 obj_0526_node10_const10_feat32.Y11:obj_0526_node10_const10_feat32.Y11 obj_0526_node10_const10_feat32.AA11:obj_0526_node10_const10_feat32.AA11" chart:class="chart:scatter">
            <chart:data-point chart:repeated="4"/>
          </chart:series>
          <chart:series chart:style-name="ch10" chart:values-cell-range-address="obj_0526_node10_const10_feat32.V12:obj_0526_node10_const10_feat32.W12 obj_0526_node10_const10_feat32.Y12:obj_0526_node10_const10_feat32.Y12 obj_0526_node10_const10_feat32.AA12:obj_0526_node10_const10_feat32.AA12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bj_0526_node10_const10_feat32.V8:obj_0526_node10_const10_feat32.W8 obj_0526_node10_const10_feat32.Y8:obj_0526_node10_const10_feat32.Y8 obj_0526_node10_const10_feat32.AA8:obj_0526_node10_const10_feat32.AA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9 Row 9 Row 9</text:p>
                <draw:g>
                  <svg:desc/>
                </draw:g>
              </table:table-cell>
              <table:table-cell office:value-type="float" office:value="12.7693571354875">
                <text:p>12.7693571354875</text:p>
                <draw:g>
                  <svg:desc>obj_0526_node10_const10_feat32.V9:obj_0526_node10_const10_feat32.W9 obj_0526_node10_const10_feat32.Y9:obj_0526_node10_const10_feat32.Y9 obj_0526_node10_const10_feat32.AA9:obj_0526_node10_const10_feat32.AA9</svg:desc>
                </draw:g>
              </table:table-cell>
              <table:table-cell office:value-type="float" office:value="12.5409926314226">
                <text:p>12.5409926314226</text:p>
              </table:table-cell>
              <table:table-cell office:value-type="float" office:value="12.5233635027707">
                <text:p>12.5233635027707</text:p>
              </table:table-cell>
              <table:table-cell office:value-type="float" office:value="12.4476714683218">
                <text:p>12.4476714683218</text:p>
              </table:table-cell>
            </table:table-row>
            <table:table-row>
              <table:table-cell office:value-type="string">
                <text:p>Row 10 Row 10 Row 10</text:p>
                <draw:g>
                  <svg:desc/>
                </draw:g>
              </table:table-cell>
              <table:table-cell office:value-type="float" office:value="12.7875229829124">
                <text:p>12.7875229829124</text:p>
                <draw:g>
                  <svg:desc>obj_0526_node10_const10_feat32.V10:obj_0526_node10_const10_feat32.W10 obj_0526_node10_const10_feat32.Y10:obj_0526_node10_const10_feat32.Y10 obj_0526_node10_const10_feat32.AA10:obj_0526_node10_const10_feat32.AA10</svg:desc>
                </draw:g>
              </table:table-cell>
              <table:table-cell office:value-type="float" office:value="12.615272997192">
                <text:p>12.615272997192</text:p>
              </table:table-cell>
              <table:table-cell office:value-type="float" office:value="12.6045095700026">
                <text:p>12.6045095700026</text:p>
              </table:table-cell>
              <table:table-cell office:value-type="float" office:value="12.3423260343713">
                <text:p>12.3423260343713</text:p>
              </table:table-cell>
            </table:table-row>
            <table:table-row>
              <table:table-cell office:value-type="string">
                <text:p>Row 11 Row 11 Row 11</text:p>
                <draw:g>
                  <svg:desc/>
                </draw:g>
              </table:table-cell>
              <table:table-cell office:value-type="float" office:value="12.6108317777514">
                <text:p>12.6108317777514</text:p>
                <draw:g>
                  <svg:desc>obj_0526_node10_const10_feat32.V11:obj_0526_node10_const10_feat32.W11 obj_0526_node10_const10_feat32.Y11:obj_0526_node10_const10_feat32.Y11 obj_0526_node10_const10_feat32.AA11:obj_0526_node10_const10_feat32.AA11</svg:desc>
                </draw:g>
              </table:table-cell>
              <table:table-cell office:value-type="float" office:value="12.5404380577803">
                <text:p>12.5404380577803</text:p>
              </table:table-cell>
              <table:table-cell office:value-type="float" office:value="12.4852943521525">
                <text:p>12.4852943521525</text:p>
              </table:table-cell>
              <table:table-cell office:value-type="float" office:value="12.4684673181602">
                <text:p>12.4684673181602</text:p>
              </table:table-cell>
            </table:table-row>
            <table:table-row>
              <table:table-cell office:value-type="string">
                <text:p>Row 12 Row 12 Row 12</text:p>
                <draw:g>
                  <svg:desc/>
                </draw:g>
              </table:table-cell>
              <table:table-cell office:value-type="float" office:value="12.6108317777514">
                <text:p>12.6108317777514</text:p>
                <draw:g>
                  <svg:desc>obj_0526_node10_const10_feat32.V12:obj_0526_node10_const10_feat32.W12 obj_0526_node10_const10_feat32.Y12:obj_0526_node10_const10_feat32.Y12 obj_0526_node10_const10_feat32.AA12:obj_0526_node10_const10_feat32.AA12</svg:desc>
                </draw:g>
              </table:table-cell>
              <table:table-cell office:value-type="float" office:value="12.5404380577803">
                <text:p>12.5404380577803</text:p>
              </table:table-cell>
              <table:table-cell office:value-type="float" office:value="12.4852943521525">
                <text:p>12.4852943521525</text:p>
              </table:table-cell>
              <table:table-cell office:value-type="float" office:value="12.4684673181602">
                <text:p>12.4684673181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